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 office:value-type="string">
            <text:p>ACCE</text:p>
          </table:table-cell>
          <table:table-cell office:value-type="string">
            <text:p>ACCES</text:p>
          </table:table-cell>
        </table:table-row>
        <table:table-row table:style-name="ro1">
          <table:table-cell office:value-type="string">
            <text:p>ACCE</text:p>
          </table:table-cell>
          <table:table-cell table:number-columns-repeated="2" office:value-type="string">
            <text:p>ACCES</text:p>
          </table:table-cell>
        </table:table-row>
        <table:table-row table:style-name="ro1">
          <table:table-cell office:value-type="string">
            <text:p>ACCE</text:p>
          </table:table-cell>
          <table:table-cell office:value-type="string">
            <text:p>SARBI</text:p>
          </table:table-cell>
          <table:table-cell office:value-type="string">
            <text:p>ACCES</text:p>
          </table:table-cell>
        </table:table-row>
        <table:table-row table:style-name="ro1">
          <table:table-cell office:value-type="string">
            <text:p>ACCES</text:p>
          </table:table-cell>
          <table:table-cell office:value-type="string">
            <text:p>ACCE</text:p>
          </table:table-cell>
          <table:table-cell office:value-type="string">
            <text:p>ACCESO</text:p>
          </table:table-cell>
        </table:table-row>
        <table:table-row table:style-name="ro1">
          <table:table-cell table:number-columns-repeated="2" office:value-type="string">
            <text:p>ACCES</text:p>
          </table:table-cell>
          <table:table-cell office:value-type="string">
            <text:p>ACCESO</text:p>
          </table:table-cell>
        </table:table-row>
        <table:table-row table:style-name="ro1">
          <table:table-cell office:value-type="string">
            <text:p>ACCES</text:p>
          </table:table-cell>
          <table:table-cell office:value-type="string">
            <text:p>SARBI</text:p>
          </table:table-cell>
          <table:table-cell office:value-type="string">
            <text:p>ACCESO</text:p>
          </table:table-cell>
        </table:table-row>
        <table:table-row table:style-name="ro1">
          <table:table-cell table:number-columns-repeated="2" office:value-type="string">
            <text:p>ACEQ</text:p>
          </table:table-cell>
          <table:table-cell office:value-type="string">
            <text:p>ACEQUIA</text:p>
          </table:table-cell>
        </table:table-row>
        <table:table-row table:style-name="ro1">
          <table:table-cell table:number-columns-repeated="3" office:value-type="string">
            <text:p>ACERA</text:p>
          </table:table-cell>
        </table:table-row>
        <table:table-row table:style-name="ro1">
          <table:table-cell table:number-columns-repeated="2" office:value-type="string">
            <text:p>ALAM</text:p>
          </table:table-cell>
          <table:table-cell office:value-type="string">
            <text:p>ALAMEDA</text:p>
          </table:table-cell>
        </table:table-row>
        <table:table-row table:style-name="ro1">
          <table:table-cell office:value-type="string">
            <text:p>ALAM</text:p>
          </table:table-cell>
          <table:table-cell office:value-type="string">
            <text:p>ZUMAR</text:p>
          </table:table-cell>
          <table:table-cell office:value-type="string">
            <text:p>ALAMEDA</text:p>
          </table:table-cell>
        </table:table-row>
        <table:table-row table:style-name="ro1">
          <table:table-cell table:number-columns-repeated="2" office:value-type="string">
            <text:p>ALDAP</text:p>
          </table:table-cell>
          <table:table-cell office:value-type="string">
            <text:p>ALDAPA</text:p>
          </table:table-cell>
        </table:table-row>
        <table:table-row table:style-name="ro1">
          <table:table-cell office:value-type="string">
            <text:p>ALDAP</text:p>
          </table:table-cell>
          <table:table-cell office:value-type="string">
            <text:p>CUSTA</text:p>
          </table:table-cell>
          <table:table-cell office:value-type="string">
            <text:p>ALDAPA</text:p>
          </table:table-cell>
        </table:table-row>
        <table:table-row table:style-name="ro1">
          <table:table-cell table:number-columns-repeated="3" office:value-type="string">
            <text:p>ALDEA</text:p>
          </table:table-cell>
        </table:table-row>
        <table:table-row table:style-name="ro1">
          <table:table-cell table:number-columns-repeated="2" office:value-type="string">
            <text:p>ALQUE</text:p>
          </table:table-cell>
          <table:table-cell office:value-type="string">
            <text:p>ALQUERIA</text:p>
          </table:table-cell>
        </table:table-row>
        <table:table-row table:style-name="ro1">
          <table:table-cell table:number-columns-repeated="3" office:value-type="string">
            <text:p>ALTO</text:p>
          </table:table-cell>
        </table:table-row>
        <table:table-row table:style-name="ro1">
          <table:table-cell office:value-type="string">
            <text:p>ALTO</text:p>
          </table:table-cell>
          <table:table-cell office:value-type="string">
            <text:p>GAIN</text:p>
          </table:table-cell>
          <table:table-cell office:value-type="string">
            <text:p>ALTO</text:p>
          </table:table-cell>
        </table:table-row>
        <table:table-row table:style-name="ro1">
          <table:table-cell table:number-columns-repeated="2" office:value-type="string">
            <text:p>ANDAD</text:p>
          </table:table-cell>
          <table:table-cell office:value-type="string">
            <text:p>ANDADOR</text:p>
          </table:table-cell>
        </table:table-row>
        <table:table-row table:style-name="ro1">
          <table:table-cell table:number-columns-repeated="2" office:value-type="string">
            <text:p>ANGTA</text:p>
          </table:table-cell>
          <table:table-cell office:value-type="string">
            <text:p>ANGOSTA</text:p>
          </table:table-cell>
        </table:table-row>
        <table:table-row table:style-name="ro1">
          <table:table-cell table:number-columns-repeated="2" office:value-type="string">
            <text:p>APTES</text:p>
          </table:table-cell>
          <table:table-cell office:value-type="string">
            <text:p>APARTAMENTS</text:p>
          </table:table-cell>
        </table:table-row>
        <table:table-row table:style-name="ro1">
          <table:table-cell office:value-type="string">
            <text:p>APTES</text:p>
          </table:table-cell>
          <table:table-cell office:value-type="string">
            <text:p>APTOS</text:p>
          </table:table-cell>
          <table:table-cell office:value-type="string">
            <text:p>APARTAMENTS</text:p>
          </table:table-cell>
        </table:table-row>
        <table:table-row table:style-name="ro1">
          <table:table-cell office:value-type="string">
            <text:p>APTOS</text:p>
          </table:table-cell>
          <table:table-cell office:value-type="string">
            <text:p>APTES</text:p>
          </table:table-cell>
          <table:table-cell office:value-type="string">
            <text:p>APARTAMENTOS</text:p>
          </table:table-cell>
        </table:table-row>
        <table:table-row table:style-name="ro1">
          <table:table-cell table:number-columns-repeated="2" office:value-type="string">
            <text:p>APTOS</text:p>
          </table:table-cell>
          <table:table-cell office:value-type="string">
            <text:p>APARTAMENTOS</text:p>
          </table:table-cell>
        </table:table-row>
        <table:table-row table:style-name="ro1">
          <table:table-cell table:number-columns-repeated="2" office:value-type="string">
            <text:p>ARB</text:p>
          </table:table-cell>
          <table:table-cell office:value-type="string">
            <text:p>ARBOLEDA</text:p>
          </table:table-cell>
        </table:table-row>
        <table:table-row table:style-name="ro1">
          <table:table-cell office:value-type="string">
            <text:p>ARB</text:p>
          </table:table-cell>
          <table:table-cell office:value-type="string">
            <text:p>ZUHAI</text:p>
          </table:table-cell>
          <table:table-cell office:value-type="string">
            <text:p>ARBOLEDA</text:p>
          </table:table-cell>
        </table:table-row>
        <table:table-row table:style-name="ro1">
          <table:table-cell table:number-columns-repeated="2" office:value-type="string">
            <text:p>ARRAL</text:p>
          </table:table-cell>
          <table:table-cell office:value-type="string">
            <text:p>ARRABAL</text:p>
          </table:table-cell>
        </table:table-row>
        <table:table-row table:style-name="ro1">
          <table:table-cell office:value-type="string">
            <text:p>ARRAL</text:p>
          </table:table-cell>
          <table:table-cell office:value-type="string">
            <text:p>ERREB</text:p>
          </table:table-cell>
          <table:table-cell office:value-type="string">
            <text:p>ARRABAL</text:p>
          </table:table-cell>
        </table:table-row>
        <table:table-row table:style-name="ro1">
          <table:table-cell office:value-type="string">
            <text:p>ARRAL</text:p>
          </table:table-cell>
          <table:table-cell office:value-type="string">
            <text:p>RABAL</text:p>
          </table:table-cell>
          <table:table-cell office:value-type="string">
            <text:p>ARRABAL</text:p>
          </table:table-cell>
        </table:table-row>
        <table:table-row table:style-name="ro1">
          <table:table-cell office:value-type="string">
            <text:p>ARRAL</text:p>
          </table:table-cell>
          <table:table-cell office:value-type="string">
            <text:p>RAVAL</text:p>
          </table:table-cell>
          <table:table-cell office:value-type="string">
            <text:p>ARRABAL</text:p>
          </table:table-cell>
        </table:table-row>
        <table:table-row table:style-name="ro1">
          <table:table-cell table:number-columns-repeated="2" office:value-type="string">
            <text:p>ARRY</text:p>
          </table:table-cell>
          <table:table-cell office:value-type="string">
            <text:p>ARROYO</text:p>
          </table:table-cell>
        </table:table-row>
        <table:table-row table:style-name="ro1">
          <table:table-cell office:value-type="string">
            <text:p>ARRY</text:p>
          </table:table-cell>
          <table:table-cell office:value-type="string">
            <text:p>ERREK</text:p>
          </table:table-cell>
          <table:table-cell office:value-type="string">
            <text:p>ARROYO</text:p>
          </table:table-cell>
        </table:table-row>
        <table:table-row table:style-name="ro1">
          <table:table-cell office:value-type="string">
            <text:p>ARRY</text:p>
          </table:table-cell>
          <table:table-cell office:value-type="string">
            <text:p>RIERA</text:p>
          </table:table-cell>
          <table:table-cell office:value-type="string">
            <text:p>ARROYO</text:p>
          </table:table-cell>
        </table:table-row>
        <table:table-row table:style-name="ro1">
          <table:table-cell table:number-columns-repeated="2" office:value-type="string">
            <text:p>ASSEG</text:p>
          </table:table-cell>
          <table:table-cell office:value-type="string">
            <text:p>ASSEGADOR</text:p>
          </table:table-cell>
        </table:table-row>
        <table:table-row table:style-name="ro1">
          <table:table-cell table:number-columns-repeated="3" office:value-type="string">
            <text:p>ATAJO</text:p>
          </table:table-cell>
        </table:table-row>
        <table:table-row table:style-name="ro1">
          <table:table-cell office:value-type="string">
            <text:p>ATAJO</text:p>
          </table:table-cell>
          <table:table-cell office:value-type="string">
            <text:p>ATAL</text:p>
          </table:table-cell>
          <table:table-cell office:value-type="string">
            <text:p>ATAJO</text:p>
          </table:table-cell>
        </table:table-row>
        <table:table-row table:style-name="ro1">
          <table:table-cell office:value-type="string">
            <text:p>ATAJO</text:p>
          </table:table-cell>
          <table:table-cell office:value-type="string">
            <text:p>ATALL</text:p>
          </table:table-cell>
          <table:table-cell office:value-type="string">
            <text:p>ATAJO</text:p>
          </table:table-cell>
        </table:table-row>
        <table:table-row table:style-name="ro1">
          <table:table-cell office:value-type="string">
            <text:p>ATAJO</text:p>
          </table:table-cell>
          <table:table-cell office:value-type="string">
            <text:p>LASTE</text:p>
          </table:table-cell>
          <table:table-cell office:value-type="string">
            <text:p>ATAJO</text:p>
          </table:table-cell>
        </table:table-row>
        <table:table-row table:style-name="ro1">
          <table:table-cell office:value-type="string">
            <text:p>ATAL</text:p>
          </table:table-cell>
          <table:table-cell office:value-type="string">
            <text:p>ATAJO</text:p>
          </table:table-cell>
          <table:table-cell office:value-type="string">
            <text:p>ATALL</text:p>
          </table:table-cell>
        </table:table-row>
        <table:table-row table:style-name="ro1">
          <table:table-cell table:number-columns-repeated="2" office:value-type="string">
            <text:p>ATAL</text:p>
          </table:table-cell>
          <table:table-cell office:value-type="string">
            <text:p>ATALL</text:p>
          </table:table-cell>
        </table:table-row>
        <table:table-row table:style-name="ro1">
          <table:table-cell office:value-type="string">
            <text:p>ATAL</text:p>
          </table:table-cell>
          <table:table-cell table:number-columns-repeated="2" office:value-type="string">
            <text:p>ATALL</text:p>
          </table:table-cell>
        </table:table-row>
        <table:table-row table:style-name="ro1">
          <table:table-cell office:value-type="string">
            <text:p>ATAL</text:p>
          </table:table-cell>
          <table:table-cell office:value-type="string">
            <text:p>LASTE</text:p>
          </table:table-cell>
          <table:table-cell office:value-type="string">
            <text:p>ATALL</text:p>
          </table:table-cell>
        </table:table-row>
        <table:table-row table:style-name="ro1">
          <table:table-cell office:value-type="string">
            <text:p>ATALL</text:p>
          </table:table-cell>
          <table:table-cell office:value-type="string">
            <text:p>ATAJO</text:p>
          </table:table-cell>
          <table:table-cell office:value-type="string">
            <text:p>ATALLO</text:p>
          </table:table-cell>
        </table:table-row>
        <table:table-row table:style-name="ro1">
          <table:table-cell office:value-type="string">
            <text:p>ATALL</text:p>
          </table:table-cell>
          <table:table-cell office:value-type="string">
            <text:p>ATAL</text:p>
          </table:table-cell>
          <table:table-cell office:value-type="string">
            <text:p>ATALLO</text:p>
          </table:table-cell>
        </table:table-row>
        <table:table-row table:style-name="ro1">
          <table:table-cell table:number-columns-repeated="2" office:value-type="string">
            <text:p>ATALL</text:p>
          </table:table-cell>
          <table:table-cell office:value-type="string">
            <text:p>ATALLO</text:p>
          </table:table-cell>
        </table:table-row>
        <table:table-row table:style-name="ro1">
          <table:table-cell office:value-type="string">
            <text:p>ATALL</text:p>
          </table:table-cell>
          <table:table-cell office:value-type="string">
            <text:p>LASTE</text:p>
          </table:table-cell>
          <table:table-cell office:value-type="string">
            <text:p>ATALLO</text:p>
          </table:table-cell>
        </table:table-row>
        <table:table-row table:style-name="ro1">
          <table:table-cell table:number-columns-repeated="2" office:value-type="string">
            <text:p>ATZUC</text:p>
          </table:table-cell>
          <table:table-cell office:value-type="string">
            <text:p>ATZUCAT</text:p>
          </table:table-cell>
        </table:table-row>
        <table:table-row table:style-name="ro1">
          <table:table-cell table:number-columns-repeated="2" office:value-type="string">
            <text:p>AUTO</text:p>
          </table:table-cell>
          <table:table-cell office:value-type="string">
            <text:p>AUTOPISTA</text:p>
          </table:table-cell>
        </table:table-row>
        <table:table-row table:style-name="ro1">
          <table:table-cell office:value-type="string">
            <text:p>AUTO</text:p>
          </table:table-cell>
          <table:table-cell office:value-type="string">
            <text:p>AVIA</text:p>
          </table:table-cell>
          <table:table-cell office:value-type="string">
            <text:p>AUTOPISTA</text:p>
          </table:table-cell>
        </table:table-row>
        <table:table-row table:style-name="ro1">
          <table:table-cell table:number-columns-repeated="3" office:value-type="string">
            <text:p>AUZO</text:p>
          </table:table-cell>
        </table:table-row>
        <table:table-row table:style-name="ro1">
          <table:table-cell office:value-type="string">
            <text:p>AUZO</text:p>
          </table:table-cell>
          <table:table-cell office:value-type="string">
            <text:p>AUZUN</text:p>
          </table:table-cell>
          <table:table-cell office:value-type="string">
            <text:p>AUZO</text:p>
          </table:table-cell>
        </table:table-row>
        <table:table-row table:style-name="ro1">
          <table:table-cell office:value-type="string">
            <text:p>AUZO</text:p>
          </table:table-cell>
          <table:table-cell office:value-type="string">
            <text:p>BARRI</text:p>
          </table:table-cell>
          <table:table-cell office:value-type="string">
            <text:p>AUZO</text:p>
          </table:table-cell>
        </table:table-row>
        <table:table-row table:style-name="ro1">
          <table:table-cell office:value-type="string">
            <text:p>AUZO</text:p>
          </table:table-cell>
          <table:table-cell office:value-type="string">
            <text:p>BARRO</text:p>
          </table:table-cell>
          <table:table-cell office:value-type="string">
            <text:p>AUZO</text:p>
          </table:table-cell>
        </table:table-row>
        <table:table-row table:style-name="ro1">
          <table:table-cell table:number-columns-repeated="2" office:value-type="string">
            <text:p>AUZOT</text:p>
          </table:table-cell>
          <table:table-cell office:value-type="string">
            <text:p>AUZOTEGI</text:p>
          </table:table-cell>
        </table:table-row>
        <table:table-row table:style-name="ro1">
          <table:table-cell office:value-type="string">
            <text:p>AUZOT</text:p>
          </table:table-cell>
          <table:table-cell office:value-type="string">
            <text:p>BARDA</text:p>
          </table:table-cell>
          <table:table-cell office:value-type="string">
            <text:p>AUZOTEGI</text:p>
          </table:table-cell>
        </table:table-row>
        <table:table-row table:style-name="ro1">
          <table:table-cell office:value-type="string">
            <text:p>AUZUN</text:p>
          </table:table-cell>
          <table:table-cell office:value-type="string">
            <text:p>AUZO</text:p>
          </table:table-cell>
          <table:table-cell office:value-type="string">
            <text:p>AUZUNEA</text:p>
          </table:table-cell>
        </table:table-row>
        <table:table-row table:style-name="ro1">
          <table:table-cell table:number-columns-repeated="2" office:value-type="string">
            <text:p>AUZUN</text:p>
          </table:table-cell>
          <table:table-cell office:value-type="string">
            <text:p>AUZUNEA</text:p>
          </table:table-cell>
        </table:table-row>
        <table:table-row table:style-name="ro1">
          <table:table-cell office:value-type="string">
            <text:p>AUZUN</text:p>
          </table:table-cell>
          <table:table-cell office:value-type="string">
            <text:p>BARRI</text:p>
          </table:table-cell>
          <table:table-cell office:value-type="string">
            <text:p>AUZUNEA</text:p>
          </table:table-cell>
        </table:table-row>
        <table:table-row table:style-name="ro1">
          <table:table-cell office:value-type="string">
            <text:p>AUZUN</text:p>
          </table:table-cell>
          <table:table-cell office:value-type="string">
            <text:p>BARRO</text:p>
          </table:table-cell>
          <table:table-cell office:value-type="string">
            <text:p>AUZUNEA</text:p>
          </table:table-cell>
        </table:table-row>
        <table:table-row table:style-name="ro1">
          <table:table-cell table:number-columns-repeated="2" office:value-type="string">
            <text:p>AV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AVDA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AVGDA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ETDEA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HIRIB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DA</text:p>
          </table:table-cell>
          <table:table-cell office:value-type="string">
            <text:p>AV</text:p>
          </table:table-cell>
          <table:table-cell office:value-type="string">
            <text:p>AVENIDA</text:p>
          </table:table-cell>
        </table:table-row>
        <table:table-row table:style-name="ro1">
          <table:table-cell table:number-columns-repeated="2" office:value-type="string">
            <text:p>AVDA</text:p>
          </table:table-cell>
          <table:table-cell office:value-type="string">
            <text:p>AVENIDA</text:p>
          </table:table-cell>
        </table:table-row>
        <table:table-row table:style-name="ro1">
          <table:table-cell office:value-type="string">
            <text:p>AVDA</text:p>
          </table:table-cell>
          <table:table-cell office:value-type="string">
            <text:p>AVGDA</text:p>
          </table:table-cell>
          <table:table-cell office:value-type="string">
            <text:p>AVENIDA</text:p>
          </table:table-cell>
        </table:table-row>
        <table:table-row table:style-name="ro1">
          <table:table-cell office:value-type="string">
            <text:p>AVDA</text:p>
          </table:table-cell>
          <table:table-cell office:value-type="string">
            <text:p>ETDEA</text:p>
          </table:table-cell>
          <table:table-cell office:value-type="string">
            <text:p>AVENIDA</text:p>
          </table:table-cell>
        </table:table-row>
        <table:table-row table:style-name="ro1">
          <table:table-cell office:value-type="string">
            <text:p>AVDA</text:p>
          </table:table-cell>
          <table:table-cell office:value-type="string">
            <text:p>HIRIB</text:p>
          </table:table-cell>
          <table:table-cell office:value-type="string">
            <text:p>AVENIDA</text:p>
          </table:table-cell>
        </table:table-row>
        <table:table-row table:style-name="ro1">
          <table:table-cell office:value-type="string">
            <text:p>AVGDA</text:p>
          </table:table-cell>
          <table:table-cell office:value-type="string">
            <text:p>AV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GDA</text:p>
          </table:table-cell>
          <table:table-cell office:value-type="string">
            <text:p>AVDA</text:p>
          </table:table-cell>
          <table:table-cell office:value-type="string">
            <text:p>AVINGUDA</text:p>
          </table:table-cell>
        </table:table-row>
        <table:table-row table:style-name="ro1">
          <table:table-cell table:number-columns-repeated="2" office:value-type="string">
            <text:p>AVGDA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GDA</text:p>
          </table:table-cell>
          <table:table-cell office:value-type="string">
            <text:p>ETDEA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GDA</text:p>
          </table:table-cell>
          <table:table-cell office:value-type="string">
            <text:p>HIRIB</text:p>
          </table:table-cell>
          <table:table-cell office:value-type="string">
            <text:p>AVINGUDA</text:p>
          </table:table-cell>
        </table:table-row>
        <table:table-row table:style-name="ro1">
          <table:table-cell office:value-type="string">
            <text:p>AVIA</text:p>
          </table:table-cell>
          <table:table-cell office:value-type="string">
            <text:p>AUTO</text:p>
          </table:table-cell>
          <table:table-cell office:value-type="string">
            <text:p>AUTOVIA</text:p>
          </table:table-cell>
        </table:table-row>
        <table:table-row table:style-name="ro1">
          <table:table-cell table:number-columns-repeated="2" office:value-type="string">
            <text:p>AVIA</text:p>
          </table:table-cell>
          <table:table-cell office:value-type="string">
            <text:p>AUTOVIA</text:p>
          </table:table-cell>
        </table:table-row>
        <table:table-row table:style-name="ro1">
          <table:table-cell office:value-type="string">
            <text:p>BARDA</text:p>
          </table:table-cell>
          <table:table-cell office:value-type="string">
            <text:p>AUZOT</text:p>
          </table:table-cell>
          <table:table-cell office:value-type="string">
            <text:p>BARRIADA</text:p>
          </table:table-cell>
        </table:table-row>
        <table:table-row table:style-name="ro1">
          <table:table-cell table:number-columns-repeated="2" office:value-type="string">
            <text:p>BARDA</text:p>
          </table:table-cell>
          <table:table-cell office:value-type="string">
            <text:p>BARRIADA</text:p>
          </table:table-cell>
        </table:table-row>
        <table:table-row table:style-name="ro1">
          <table:table-cell office:value-type="string">
            <text:p>BARRI</text:p>
          </table:table-cell>
          <table:table-cell office:value-type="string">
            <text:p>AUZO</text:p>
          </table:table-cell>
          <table:table-cell office:value-type="string">
            <text:p>BARRI</text:p>
          </table:table-cell>
        </table:table-row>
        <table:table-row table:style-name="ro1">
          <table:table-cell office:value-type="string">
            <text:p>BARRI</text:p>
          </table:table-cell>
          <table:table-cell office:value-type="string">
            <text:p>AUZUN</text:p>
          </table:table-cell>
          <table:table-cell office:value-type="string">
            <text:p>BARRI</text:p>
          </table:table-cell>
        </table:table-row>
        <table:table-row table:style-name="ro1">
          <table:table-cell table:number-columns-repeated="3" office:value-type="string">
            <text:p>BARRI</text:p>
          </table:table-cell>
        </table:table-row>
        <table:table-row table:style-name="ro1">
          <table:table-cell office:value-type="string">
            <text:p>BARRI</text:p>
          </table:table-cell>
          <table:table-cell office:value-type="string">
            <text:p>BARRO</text:p>
          </table:table-cell>
          <table:table-cell office:value-type="string">
            <text:p>BARRI</text:p>
          </table:table-cell>
        </table:table-row>
        <table:table-row table:style-name="ro1">
          <table:table-cell office:value-type="string">
            <text:p>BARRO</text:p>
          </table:table-cell>
          <table:table-cell office:value-type="string">
            <text:p>AUZO</text:p>
          </table:table-cell>
          <table:table-cell office:value-type="string">
            <text:p>BARRIO</text:p>
          </table:table-cell>
        </table:table-row>
        <table:table-row table:style-name="ro1">
          <table:table-cell office:value-type="string">
            <text:p>BARRO</text:p>
          </table:table-cell>
          <table:table-cell office:value-type="string">
            <text:p>AUZUN</text:p>
          </table:table-cell>
          <table:table-cell office:value-type="string">
            <text:p>BARRIO</text:p>
          </table:table-cell>
        </table:table-row>
        <table:table-row table:style-name="ro1">
          <table:table-cell office:value-type="string">
            <text:p>BARRO</text:p>
          </table:table-cell>
          <table:table-cell office:value-type="string">
            <text:p>BARRI</text:p>
          </table:table-cell>
          <table:table-cell office:value-type="string">
            <text:p>BARRIO</text:p>
          </table:table-cell>
        </table:table-row>
        <table:table-row table:style-name="ro1">
          <table:table-cell table:number-columns-repeated="2" office:value-type="string">
            <text:p>BARRO</text:p>
          </table:table-cell>
          <table:table-cell office:value-type="string">
            <text:p>BARRIO</text:p>
          </table:table-cell>
        </table:table-row>
        <table:table-row table:style-name="ro1">
          <table:table-cell table:number-columns-repeated="2" office:value-type="string">
            <text:p>BDA</text:p>
          </table:table-cell>
          <table:table-cell office:value-type="string">
            <text:p>BAIXADA</text:p>
          </table:table-cell>
        </table:table-row>
        <table:table-row table:style-name="ro1">
          <table:table-cell office:value-type="string">
            <text:p>BDA</text:p>
          </table:table-cell>
          <table:table-cell office:value-type="string">
            <text:p>BJADA</text:p>
          </table:table-cell>
          <table:table-cell office:value-type="string">
            <text:p>BAIXADA</text:p>
          </table:table-cell>
        </table:table-row>
        <table:table-row table:style-name="ro1">
          <table:table-cell table:number-columns-repeated="2" office:value-type="string">
            <text:p>BELNA</text:p>
          </table:table-cell>
          <table:table-cell office:value-type="string">
            <text:p>BELENA</text:p>
          </table:table-cell>
        </table:table-row>
        <table:table-row table:style-name="ro1">
          <table:table-cell table:number-columns-repeated="3" office:value-type="string">
            <text:p>BIDE</text:p>
          </table:table-cell>
        </table:table-row>
        <table:table-row table:style-name="ro1">
          <table:table-cell office:value-type="string">
            <text:p>BIDE</text:p>
          </table:table-cell>
          <table:table-cell office:value-type="string">
            <text:p>VIA</text:p>
          </table:table-cell>
          <table:table-cell office:value-type="string">
            <text:p>BIDE</text:p>
          </table:table-cell>
        </table:table-row>
        <table:table-row table:style-name="ro1">
          <table:table-cell table:number-columns-repeated="2" office:value-type="string">
            <text:p>BIDEB</text:p>
          </table:table-cell>
          <table:table-cell office:value-type="string">
            <text:p>BIDEBIETA</text:p>
          </table:table-cell>
        </table:table-row>
        <table:table-row table:style-name="ro1">
          <table:table-cell office:value-type="string">
            <text:p>BIDEB</text:p>
          </table:table-cell>
          <table:table-cell office:value-type="string">
            <text:p>GTA</text:p>
          </table:table-cell>
          <table:table-cell office:value-type="string">
            <text:p>BIDEBIETA</text:p>
          </table:table-cell>
        </table:table-row>
        <table:table-row table:style-name="ro1">
          <table:table-cell office:value-type="string">
            <text:p>BJADA</text:p>
          </table:table-cell>
          <table:table-cell office:value-type="string">
            <text:p>BDA</text:p>
          </table:table-cell>
          <table:table-cell office:value-type="string">
            <text:p>BAJADA</text:p>
          </table:table-cell>
        </table:table-row>
        <table:table-row table:style-name="ro1">
          <table:table-cell table:number-columns-repeated="2" office:value-type="string">
            <text:p>BJADA</text:p>
          </table:table-cell>
          <table:table-cell office:value-type="string">
            <text:p>BAJADA</text:p>
          </table:table-cell>
        </table:table-row>
        <table:table-row table:style-name="ro1">
          <table:table-cell table:number-columns-repeated="2" office:value-type="string">
            <text:p>BLQUE</text:p>
          </table:table-cell>
          <table:table-cell office:value-type="string">
            <text:p>BLOQUE</text:p>
          </table:table-cell>
        </table:table-row>
        <table:table-row table:style-name="ro1">
          <table:table-cell table:number-columns-repeated="2" office:value-type="string">
            <text:p>BRANC</text:p>
          </table:table-cell>
          <table:table-cell office:value-type="string">
            <text:p>BARRANCO</text:p>
          </table:table-cell>
        </table:table-row>
        <table:table-row table:style-name="ro1">
          <table:table-cell table:number-columns-repeated="2" office:value-type="string">
            <text:p>BRDLA</text:p>
          </table:table-cell>
          <table:table-cell office:value-type="string">
            <text:p>BARREDUELA</text:p>
          </table:table-cell>
        </table:table-row>
        <table:table-row table:style-name="ro1">
          <table:table-cell table:number-columns-repeated="2" office:value-type="string">
            <text:p>BRZAL</text:p>
          </table:table-cell>
          <table:table-cell office:value-type="string">
            <text:p>BRAZAL</text:p>
          </table:table-cell>
        </table:table-row>
        <table:table-row table:style-name="ro1">
          <table:table-cell table:number-columns-repeated="2" office:value-type="string">
            <text:p>BULEV</text:p>
          </table:table-cell>
          <table:table-cell office:value-type="string">
            <text:p>BULEVAR</text:p>
          </table:table-cell>
        </table:table-row>
        <table:table-row table:style-name="ro1">
          <table:table-cell office:value-type="string">
            <text:p>BULEV</text:p>
          </table:table-cell>
          <table:table-cell office:value-type="string">
            <text:p>BV</text:p>
          </table:table-cell>
          <table:table-cell office:value-type="string">
            <text:p>BULEVAR</text:p>
          </table:table-cell>
        </table:table-row>
        <table:table-row table:style-name="ro1">
          <table:table-cell table:number-columns-repeated="2" office:value-type="string">
            <text:p>BV</text:p>
          </table:table-cell>
          <table:table-cell office:value-type="string">
            <text:p>BULEVAR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/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ALL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ARR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AL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ARRI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RUA</text:p>
          </table:table-cell>
          <table:table-cell office:value-type="string">
            <text:p>CARRER</text:p>
          </table:table-cell>
        </table:table-row>
        <table:table-row table:style-name="ro1">
          <table:table-cell table:number-columns-repeated="2" office:value-type="string">
            <text:p>C.H.</text:p>
          </table:table-cell>
          <table:table-cell office:value-type="string">
            <text:p>CMNO HONDO</text:p>
          </table:table-cell>
        </table:table-row>
        <table:table-row table:style-name="ro1">
          <table:table-cell table:number-columns-repeated="2" office:value-type="string">
            <text:p>C.N.</text:p>
          </table:table-cell>
          <table:table-cell office:value-type="string">
            <text:p>CMNO NUEVO</text:p>
          </table:table-cell>
        </table:table-row>
        <table:table-row table:style-name="ro1">
          <table:table-cell table:number-columns-repeated="2" office:value-type="string">
            <text:p>C.V.</text:p>
          </table:table-cell>
          <table:table-cell office:value-type="string">
            <text:p>CMNO VIEJO</text:p>
          </table:table-cell>
        </table:table-row>
        <table:table-row table:style-name="ro1">
          <table:table-cell office:value-type="string">
            <text:p>C/</text:p>
          </table:table-cell>
          <table:table-cell office:value-type="string">
            <text:p>C</text:p>
          </table:table-cell>
          <table:table-cell office:value-type="string">
            <text:p>CARRER</text:p>
          </table:table-cell>
        </table:table-row>
        <table:table-row table:style-name="ro1">
          <table:table-cell table:number-columns-repeated="2" office:value-type="string">
            <text:p>C/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/</text:p>
          </table:table-cell>
          <table:table-cell office:value-type="string">
            <text:p>CALL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/</text:p>
          </table:table-cell>
          <table:table-cell office:value-type="string">
            <text:p>CARR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/</text:p>
          </table:table-cell>
          <table:table-cell office:value-type="string">
            <text:p>KAL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/</text:p>
          </table:table-cell>
          <table:table-cell office:value-type="string">
            <text:p>KARRI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/</text:p>
          </table:table-cell>
          <table:table-cell office:value-type="string">
            <text:p>RUA</text:p>
          </table:table-cell>
          <table:table-cell office:value-type="string">
            <text:p>CARRER</text:p>
          </table:table-cell>
        </table:table-row>
        <table:table-row table:style-name="ro1">
          <table:table-cell table:number-columns-repeated="2" office:value-type="string">
            <text:p>CÑADA</text:p>
          </table:table-cell>
          <table:table-cell office:value-type="string">
            <text:p>CAÑADA</text:p>
          </table:table-cell>
        </table:table-row>
        <table:table-row table:style-name="ro1">
          <table:table-cell office:value-type="string">
            <text:p>CALLE</text:p>
          </table:table-cell>
          <table:table-cell office:value-type="string">
            <text:p>C</text:p>
          </table:table-cell>
          <table:table-cell office:value-type="string">
            <text:p>CALLE</text:p>
          </table:table-cell>
        </table:table-row>
        <table:table-row table:style-name="ro1">
          <table:table-cell office:value-type="string">
            <text:p>CALLE</text:p>
          </table:table-cell>
          <table:table-cell office:value-type="string">
            <text:p>C/</text:p>
          </table:table-cell>
          <table:table-cell office:value-type="string">
            <text:p>CALLE</text:p>
          </table:table-cell>
        </table:table-row>
        <table:table-row table:style-name="ro1">
          <table:table-cell table:number-columns-repeated="3" office:value-type="string">
            <text:p>CALLE</text:p>
          </table:table-cell>
        </table:table-row>
        <table:table-row table:style-name="ro1">
          <table:table-cell office:value-type="string">
            <text:p>CALLE</text:p>
          </table:table-cell>
          <table:table-cell office:value-type="string">
            <text:p>CARRE</text:p>
          </table:table-cell>
          <table:table-cell office:value-type="string">
            <text:p>CALLE</text:p>
          </table:table-cell>
        </table:table-row>
        <table:table-row table:style-name="ro1">
          <table:table-cell office:value-type="string">
            <text:p>CALLE</text:p>
          </table:table-cell>
          <table:table-cell office:value-type="string">
            <text:p>KALE</text:p>
          </table:table-cell>
          <table:table-cell office:value-type="string">
            <text:p>CALLE</text:p>
          </table:table-cell>
        </table:table-row>
        <table:table-row table:style-name="ro1">
          <table:table-cell office:value-type="string">
            <text:p>CALLE</text:p>
          </table:table-cell>
          <table:table-cell office:value-type="string">
            <text:p>KARRI</text:p>
          </table:table-cell>
          <table:table-cell office:value-type="string">
            <text:p>CALLE</text:p>
          </table:table-cell>
        </table:table-row>
        <table:table-row table:style-name="ro1">
          <table:table-cell office:value-type="string">
            <text:p>CALLE</text:p>
          </table:table-cell>
          <table:table-cell office:value-type="string">
            <text:p>RUA</text:p>
          </table:table-cell>
          <table:table-cell office:value-type="string">
            <text:p>CALLE</text:p>
          </table:table-cell>
        </table:table-row>
        <table:table-row table:style-name="ro1">
          <table:table-cell table:number-columns-repeated="3" office:value-type="string">
            <text:p>CALLI</text:p>
          </table:table-cell>
        </table:table-row>
        <table:table-row table:style-name="ro1">
          <table:table-cell table:number-columns-repeated="3" office:value-type="string">
            <text:p>CAMI</text:p>
          </table:table-cell>
        </table:table-row>
        <table:table-row table:style-name="ro1">
          <table:table-cell office:value-type="string">
            <text:p>CAMI</text:p>
          </table:table-cell>
          <table:table-cell office:value-type="string">
            <text:p>CAMIN</text:p>
          </table:table-cell>
          <table:table-cell office:value-type="string">
            <text:p>CAMI</text:p>
          </table:table-cell>
        </table:table-row>
        <table:table-row table:style-name="ro1">
          <table:table-cell office:value-type="string">
            <text:p>CAMI</text:p>
          </table:table-cell>
          <table:table-cell office:value-type="string">
            <text:p>CMNO</text:p>
          </table:table-cell>
          <table:table-cell office:value-type="string">
            <text:p>CAMI</text:p>
          </table:table-cell>
        </table:table-row>
        <table:table-row table:style-name="ro1">
          <table:table-cell office:value-type="string">
            <text:p>CAMIN</text:p>
          </table:table-cell>
          <table:table-cell office:value-type="string">
            <text:p>CAMI</text:p>
          </table:table-cell>
          <table:table-cell office:value-type="string">
            <text:p>CAMIN</text:p>
          </table:table-cell>
        </table:table-row>
        <table:table-row table:style-name="ro1">
          <table:table-cell table:number-columns-repeated="3" office:value-type="string">
            <text:p>CAMIN</text:p>
          </table:table-cell>
        </table:table-row>
        <table:table-row table:style-name="ro1">
          <table:table-cell table:number-columns-repeated="3" office:value-type="string">
            <text:p>CAMPA</text:p>
          </table:table-cell>
        </table:table-row>
        <table:table-row table:style-name="ro1">
          <table:table-cell table:number-columns-repeated="2" office:value-type="string">
            <text:p>CANÑO</text:p>
          </table:table-cell>
          <table:table-cell office:value-type="string">
            <text:p>CANTIÑO</text:p>
          </table:table-cell>
        </table:table-row>
        <table:table-row table:style-name="ro1">
          <table:table-cell table:number-columns-repeated="3" office:value-type="string">
            <text:p>CANAL</text:p>
          </table:table-cell>
        </table:table-row>
        <table:table-row table:style-name="ro1">
          <table:table-cell table:number-columns-repeated="2" office:value-type="string">
            <text:p>CANT</text:p>
          </table:table-cell>
          <table:table-cell office:value-type="string">
            <text:p>CANTON</text:p>
          </table:table-cell>
        </table:table-row>
        <table:table-row table:style-name="ro1">
          <table:table-cell office:value-type="string">
            <text:p>CANT</text:p>
          </table:table-cell>
          <table:table-cell office:value-type="string">
            <text:p>CANTO</text:p>
          </table:table-cell>
          <table:table-cell office:value-type="string">
            <text:p>CANTON</text:p>
          </table:table-cell>
        </table:table-row>
        <table:table-row table:style-name="ro1">
          <table:table-cell office:value-type="string">
            <text:p>CANTO</text:p>
          </table:table-cell>
          <table:table-cell office:value-type="string">
            <text:p>CANT</text:p>
          </table:table-cell>
          <table:table-cell office:value-type="string">
            <text:p>CANTO</text:p>
          </table:table-cell>
        </table:table-row>
        <table:table-row table:style-name="ro1">
          <table:table-cell table:number-columns-repeated="3" office:value-type="string">
            <text:p>CANTO</text:p>
          </table:table-cell>
        </table:table-row>
        <table:table-row table:style-name="ro1">
          <table:table-cell table:number-columns-repeated="2" office:value-type="string">
            <text:p>CARRA</text:p>
          </table:table-cell>
          <table:table-cell office:value-type="string">
            <text:p>CARRERADA</text:p>
          </table:table-cell>
        </table:table-row>
        <table:table-row table:style-name="ro1">
          <table:table-cell office:value-type="string">
            <text:p>CARRA</text:p>
          </table:table-cell>
          <table:table-cell office:value-type="string">
            <text:p>CARRY</text:p>
          </table:table-cell>
          <table:table-cell office:value-type="string">
            <text:p>CARRERADA</text:p>
          </table:table-cell>
        </table:table-row>
        <table:table-row table:style-name="ro1">
          <table:table-cell office:value-type="string">
            <text:p>CARRE</text:p>
          </table:table-cell>
          <table:table-cell office:value-type="string">
            <text:p>C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ARRE</text:p>
          </table:table-cell>
          <table:table-cell office:value-type="string">
            <text:p>C/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ARRE</text:p>
          </table:table-cell>
          <table:table-cell office:value-type="string">
            <text:p>CALLE</text:p>
          </table:table-cell>
          <table:table-cell office:value-type="string">
            <text:p>CARRER</text:p>
          </table:table-cell>
        </table:table-row>
        <table:table-row table:style-name="ro1">
          <table:table-cell table:number-columns-repeated="2" office:value-type="string">
            <text:p>CARR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ARRE</text:p>
          </table:table-cell>
          <table:table-cell office:value-type="string">
            <text:p>KALE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ARRE</text:p>
          </table:table-cell>
          <table:table-cell office:value-type="string">
            <text:p>KARRI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ARRE</text:p>
          </table:table-cell>
          <table:table-cell office:value-type="string">
            <text:p>RUA</text:p>
          </table:table-cell>
          <table:table-cell office:value-type="string">
            <text:p>CARRER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CARRA</text:p>
          </table:table-cell>
          <table:table-cell office:value-type="string">
            <text:p>CARRERANY</text:p>
          </table:table-cell>
        </table:table-row>
        <table:table-row table:style-name="ro1">
          <table:table-cell table:number-columns-repeated="2" office:value-type="string">
            <text:p>CARRY</text:p>
          </table:table-cell>
          <table:table-cell office:value-type="string">
            <text:p>CARRERANY</text:p>
          </table:table-cell>
        </table:table-row>
        <table:table-row table:style-name="ro1">
          <table:table-cell table:number-columns-repeated="2" office:value-type="string">
            <text:p>CBTIZ</text:p>
          </table:table-cell>
          <table:table-cell office:value-type="string">
            <text:p>COBERTIZO</text:p>
          </table:table-cell>
        </table:table-row>
        <table:table-row table:style-name="ro1">
          <table:table-cell table:number-columns-repeated="2" office:value-type="string">
            <text:p>CELLA</text:p>
          </table:table-cell>
          <table:table-cell office:value-type="string">
            <text:p>CANELLA</text:p>
          </table:table-cell>
        </table:table-row>
        <table:table-row table:style-name="ro1">
          <table:table-cell office:value-type="string">
            <text:p>CELLA</text:p>
          </table:table-cell>
          <table:table-cell office:value-type="string">
            <text:p>CLLON</text:p>
          </table:table-cell>
          <table:table-cell office:value-type="string">
            <text:p>CANELLON</text:p>
          </table:table-cell>
        </table:table-row>
        <table:table-row table:style-name="ro1">
          <table:table-cell table:number-columns-repeated="2" office:value-type="string">
            <text:p>CELLA</text:p>
          </table:table-cell>
          <table:table-cell office:value-type="string">
            <text:p>CANELLON</text:p>
          </table:table-cell>
        </table:table-row>
        <table:table-row table:style-name="ro1">
          <table:table-cell table:number-columns-repeated="3" office:value-type="string">
            <text:p>CERRO</text:p>
          </table:table-cell>
        </table:table-row>
        <table:table-row table:style-name="ro1">
          <table:table-cell table:number-columns-repeated="2" office:value-type="string">
            <text:p>CINT</text:p>
          </table:table-cell>
          <table:table-cell office:value-type="string">
            <text:p>CINTURO</text:p>
          </table:table-cell>
        </table:table-row>
        <table:table-row table:style-name="ro1">
          <table:table-cell table:number-columns-repeated="2" office:value-type="string">
            <text:p>CINY</text:p>
          </table:table-cell>
          <table:table-cell office:value-type="string">
            <text:p>CINYELL</text:p>
          </table:table-cell>
        </table:table-row>
        <table:table-row table:style-name="ro1">
          <table:table-cell table:number-columns-repeated="2" office:value-type="string">
            <text:p>CIRCU</text:p>
          </table:table-cell>
          <table:table-cell office:value-type="string">
            <text:p>CIRCUMVAL.LACIO</text:p>
          </table:table-cell>
        </table:table-row>
        <table:table-row table:style-name="ro1">
          <table:table-cell table:number-columns-repeated="2" office:value-type="string">
            <text:p>CJLA</text:p>
          </table:table-cell>
          <table:table-cell office:value-type="string">
            <text:p>CALLEJUELA</text:p>
          </table:table-cell>
        </table:table-row>
        <table:table-row table:style-name="ro1">
          <table:table-cell office:value-type="string">
            <text:p>CJLA</text:p>
          </table:table-cell>
          <table:table-cell office:value-type="string">
            <text:p>RUELA</text:p>
          </table:table-cell>
          <table:table-cell office:value-type="string">
            <text:p>CALLEJUELA</text:p>
          </table:table-cell>
        </table:table-row>
        <table:table-row table:style-name="ro1">
          <table:table-cell table:number-columns-repeated="2" office:value-type="string">
            <text:p>CJTO</text:p>
          </table:table-cell>
          <table:table-cell office:value-type="string">
            <text:p>CONJUNTO</text:p>
          </table:table-cell>
        </table:table-row>
        <table:table-row table:style-name="ro1">
          <table:table-cell office:value-type="string">
            <text:p>CJTO</text:p>
          </table:table-cell>
          <table:table-cell office:value-type="string">
            <text:p>CXTO</text:p>
          </table:table-cell>
          <table:table-cell office:value-type="string">
            <text:p>CONJUNTO</text:p>
          </table:table-cell>
        </table:table-row>
        <table:table-row table:style-name="ro1">
          <table:table-cell table:number-columns-repeated="2" office:value-type="string">
            <text:p>CLEYA</text:p>
          </table:table-cell>
          <table:table-cell office:value-type="string">
            <text:p>CALEYA</text:p>
          </table:table-cell>
        </table:table-row>
        <table:table-row table:style-name="ro1">
          <table:table-cell table:number-columns-repeated="2" office:value-type="string">
            <text:p>CLLJA</text:p>
          </table:table-cell>
          <table:table-cell office:value-type="string">
            <text:p>CALLEJA</text:p>
          </table:table-cell>
        </table:table-row>
        <table:table-row table:style-name="ro1">
          <table:table-cell office:value-type="string">
            <text:p>CLLJA</text:p>
          </table:table-cell>
          <table:table-cell office:value-type="string">
            <text:p>KARIK</text:p>
          </table:table-cell>
          <table:table-cell office:value-type="string">
            <text:p>CALLEJA</text:p>
          </table:table-cell>
        </table:table-row>
        <table:table-row table:style-name="ro1">
          <table:table-cell office:value-type="string">
            <text:p>CLLJA</text:p>
          </table:table-cell>
          <table:table-cell office:value-type="string">
            <text:p>RUELA</text:p>
          </table:table-cell>
          <table:table-cell office:value-type="string">
            <text:p>CALLEJA</text:p>
          </table:table-cell>
        </table:table-row>
        <table:table-row table:style-name="ro1">
          <table:table-cell table:number-columns-repeated="2" office:value-type="string">
            <text:p>CLLJO</text:p>
          </table:table-cell>
          <table:table-cell office:value-type="string">
            <text:p>CALLEJO</text:p>
          </table:table-cell>
        </table:table-row>
        <table:table-row table:style-name="ro1">
          <table:table-cell table:number-columns-repeated="2" office:value-type="string">
            <text:p>CLLON</text:p>
          </table:table-cell>
          <table:table-cell office:value-type="string">
            <text:p>CALLEJON</text:p>
          </table:table-cell>
        </table:table-row>
        <table:table-row table:style-name="ro1">
          <table:table-cell office:value-type="string">
            <text:p>CLLON</text:p>
          </table:table-cell>
          <table:table-cell office:value-type="string">
            <text:p>ETXAR</text:p>
          </table:table-cell>
          <table:table-cell office:value-type="string">
            <text:p>CALLEJON</text:p>
          </table:table-cell>
        </table:table-row>
        <table:table-row table:style-name="ro1">
          <table:table-cell office:value-type="string">
            <text:p>CLLON</text:p>
          </table:table-cell>
          <table:table-cell office:value-type="string">
            <text:p>CELLA</text:p>
          </table:table-cell>
          <table:table-cell office:value-type="string">
            <text:p>CALLEJON</text:p>
          </table:table-cell>
        </table:table-row>
        <table:table-row table:style-name="ro1">
          <table:table-cell table:number-columns-repeated="2" office:value-type="string">
            <text:p>CLLZO</text:p>
          </table:table-cell>
          <table:table-cell office:value-type="string">
            <text:p>CALLIZO</text:p>
          </table:table-cell>
        </table:table-row>
        <table:table-row table:style-name="ro1">
          <table:table-cell table:number-columns-repeated="2" office:value-type="string">
            <text:p>CLYON</text:p>
          </table:table-cell>
          <table:table-cell office:value-type="string">
            <text:p>CALEYON</text:p>
          </table:table-cell>
        </table:table-row>
        <table:table-row table:style-name="ro1">
          <table:table-cell table:number-columns-repeated="2" office:value-type="string">
            <text:p>CMÑO</text:p>
          </table:table-cell>
          <table:table-cell office:value-type="string">
            <text:p>CAMIÑO</text:p>
          </table:table-cell>
        </table:table-row>
        <table:table-row table:style-name="ro1">
          <table:table-cell office:value-type="string">
            <text:p>CMÑO</text:p>
          </table:table-cell>
          <table:table-cell office:value-type="string">
            <text:p>CMNO</text:p>
          </table:table-cell>
          <table:table-cell office:value-type="string">
            <text:p>CAMIÑO</text:p>
          </table:table-cell>
        </table:table-row>
        <table:table-row table:style-name="ro1">
          <table:table-cell office:value-type="string">
            <text:p>CMNO</text:p>
          </table:table-cell>
          <table:table-cell office:value-type="string">
            <text:p>CMÑO</text:p>
          </table:table-cell>
          <table:table-cell office:value-type="string">
            <text:p>CAMINO</text:p>
          </table:table-cell>
        </table:table-row>
        <table:table-row table:style-name="ro1">
          <table:table-cell table:number-columns-repeated="2" office:value-type="string">
            <text:p>CMNO</text:p>
          </table:table-cell>
          <table:table-cell office:value-type="string">
            <text:p>CAMINO</text:p>
          </table:table-cell>
        </table:table-row>
        <table:table-row table:style-name="ro1">
          <table:table-cell table:number-columns-repeated="2" office:value-type="string">
            <text:p>CNDA</text:p>
          </table:table-cell>
          <table:table-cell office:value-type="string">
            <text:p>CANADA</text:p>
          </table:table-cell>
        </table:table-row>
        <table:table-row table:style-name="ro1">
          <table:table-cell table:number-columns-repeated="2" office:value-type="string">
            <text:p>COL</text:p>
          </table:table-cell>
          <table:table-cell office:value-type="string">
            <text:p>COLONIA</text:p>
          </table:table-cell>
        </table:table-row>
        <table:table-row table:style-name="ro1">
          <table:table-cell table:number-columns-repeated="2" office:value-type="string">
            <text:p>COMPJ</text:p>
          </table:table-cell>
          <table:table-cell office:value-type="string">
            <text:p>COMPLEJO</text:p>
          </table:table-cell>
        </table:table-row>
        <table:table-row table:style-name="ro1">
          <table:table-cell office:value-type="string">
            <text:p>COMPJ</text:p>
          </table:table-cell>
          <table:table-cell office:value-type="string">
            <text:p>COMPX</text:p>
          </table:table-cell>
          <table:table-cell office:value-type="string">
            <text:p>COMPLEJO</text:p>
          </table:table-cell>
        </table:table-row>
        <table:table-row table:style-name="ro1">
          <table:table-cell table:number-columns-repeated="2" office:value-type="string">
            <text:p>COMPX</text:p>
          </table:table-cell>
          <table:table-cell office:value-type="string">
            <text:p>COMPLEXO</text:p>
          </table:table-cell>
        </table:table-row>
        <table:table-row table:style-name="ro1">
          <table:table-cell office:value-type="string">
            <text:p>COMPX</text:p>
          </table:table-cell>
          <table:table-cell office:value-type="string">
            <text:p>COMPJ</text:p>
          </table:table-cell>
          <table:table-cell office:value-type="string">
            <text:p>COMPLEXO</text:p>
          </table:table-cell>
        </table:table-row>
        <table:table-row table:style-name="ro1">
          <table:table-cell table:number-columns-repeated="3" office:value-type="string">
            <text:p>COSTA</text:p>
          </table:table-cell>
        </table:table-row>
        <table:table-row table:style-name="ro1">
          <table:table-cell office:value-type="string">
            <text:p>COSTA</text:p>
          </table:table-cell>
          <table:table-cell office:value-type="string">
            <text:p>KOSTA</text:p>
          </table:table-cell>
          <table:table-cell office:value-type="string">
            <text:p>COSTA</text:p>
          </table:table-cell>
        </table:table-row>
        <table:table-row table:style-name="ro1">
          <table:table-cell table:number-columns-repeated="2" office:value-type="string">
            <text:p>CRA</text:p>
          </table:table-cell>
          <table:table-cell office:value-type="string">
            <text:p>CARRERA</text:p>
          </table:table-cell>
        </table:table-row>
        <table:table-row table:style-name="ro1">
          <table:table-cell table:number-columns-repeated="2" office:value-type="string">
            <text:p>CNLLA</text:p>
          </table:table-cell>
          <table:table-cell office:value-type="string">
            <text:p>CANELLA</text:p>
          </table:table-cell>
        </table:table-row>
        <table:table-row table:style-name="ro1">
          <table:table-cell table:number-columns-repeated="2" office:value-type="string">
            <text:p>CORDL</text:p>
          </table:table-cell>
          <table:table-cell office:value-type="string">
            <text:p>CORDEL</text:p>
          </table:table-cell>
        </table:table-row>
        <table:table-row table:style-name="ro1">
          <table:table-cell office:value-type="string">
            <text:p>CRA</text:p>
          </table:table-cell>
          <table:table-cell office:value-type="string">
            <text:p>KARRE</text:p>
          </table:table-cell>
          <table:table-cell office:value-type="string">
            <text:p>CARRERA</text:p>
          </table:table-cell>
        </table:table-row>
        <table:table-row table:style-name="ro1">
          <table:table-cell table:number-columns-repeated="2" office:value-type="string">
            <text:p>CRLLO</text:p>
          </table:table-cell>
          <table:table-cell office:value-type="string">
            <text:p>CORRILLO</text:p>
          </table:table-cell>
        </table:table-row>
        <table:table-row table:style-name="ro1">
          <table:table-cell table:number-columns-repeated="2" office:value-type="string">
            <text:p>CRO</text:p>
          </table:table-cell>
          <table:table-cell office:value-type="string">
            <text:p>CARRERO</text:p>
          </table:table-cell>
        </table:table-row>
        <table:table-row table:style-name="ro1">
          <table:table-cell table:number-columns-repeated="2" office:value-type="string">
            <text:p>CRRA</text:p>
          </table:table-cell>
          <table:table-cell office:value-type="string">
            <text:p>CARRUA</text:p>
          </table:table-cell>
        </table:table-row>
        <table:table-row table:style-name="ro1">
          <table:table-cell table:number-columns-repeated="2" office:value-type="string">
            <text:p>CRRAL</text:p>
          </table:table-cell>
          <table:table-cell office:value-type="string">
            <text:p>CORRALO</text:p>
          </table:table-cell>
        </table:table-row>
        <table:table-row table:style-name="ro1">
          <table:table-cell table:number-columns-repeated="2" office:value-type="string">
            <text:p>CRRCI</text:p>
          </table:table-cell>
          <table:table-cell office:value-type="string">
            <text:p>CORREDORCILLO</text:p>
          </table:table-cell>
        </table:table-row>
        <table:table-row table:style-name="ro1">
          <table:table-cell table:number-columns-repeated="2" office:value-type="string">
            <text:p>CRRDA</text:p>
          </table:table-cell>
          <table:table-cell office:value-type="string">
            <text:p>CORREDOIRA</text:p>
          </table:table-cell>
        </table:table-row>
        <table:table-row table:style-name="ro1">
          <table:table-cell office:value-type="string">
            <text:p>CRRDA</text:p>
          </table:table-cell>
          <table:table-cell office:value-type="string">
            <text:p>CRRDE</text:p>
          </table:table-cell>
          <table:table-cell office:value-type="string">
            <text:p>CORREDOIRA</text:p>
          </table:table-cell>
        </table:table-row>
        <table:table-row table:style-name="ro1">
          <table:table-cell office:value-type="string">
            <text:p>CRRDE</text:p>
          </table:table-cell>
          <table:table-cell office:value-type="string">
            <text:p>CRRDA</text:p>
          </table:table-cell>
          <table:table-cell office:value-type="string">
            <text:p>CORREDERA</text:p>
          </table:table-cell>
        </table:table-row>
        <table:table-row table:style-name="ro1">
          <table:table-cell table:number-columns-repeated="2" office:value-type="string">
            <text:p>CRRDE</text:p>
          </table:table-cell>
          <table:table-cell office:value-type="string">
            <text:p>CORREDERA</text:p>
          </table:table-cell>
        </table:table-row>
        <table:table-row table:style-name="ro1">
          <table:table-cell table:number-columns-repeated="2" office:value-type="string">
            <text:p>CRRDO</text:p>
          </table:table-cell>
          <table:table-cell office:value-type="string">
            <text:p>CORREDOR</text:p>
          </table:table-cell>
        </table:table-row>
        <table:table-row table:style-name="ro1">
          <table:table-cell table:number-columns-repeated="2" office:value-type="string">
            <text:p>CRRIL</text:p>
          </table:table-cell>
          <table:table-cell office:value-type="string">
            <text:p>CARRIL</text:p>
          </table:table-cell>
        </table:table-row>
        <table:table-row table:style-name="ro1">
          <table:table-cell office:value-type="string">
            <text:p>CRRIL</text:p>
          </table:table-cell>
          <table:table-cell office:value-type="string">
            <text:p>KRRIL</text:p>
          </table:table-cell>
          <table:table-cell office:value-type="string">
            <text:p>CARRIL</text:p>
          </table:table-cell>
        </table:table-row>
        <table:table-row table:style-name="ro1">
          <table:table-cell table:number-columns-repeated="2" office:value-type="string">
            <text:p>CRRLO</text:p>
          </table:table-cell>
          <table:table-cell office:value-type="string">
            <text:p>CORRALILLO</text:p>
          </table:table-cell>
        </table:table-row>
        <table:table-row table:style-name="ro1">
          <table:table-cell table:number-columns-repeated="2" office:value-type="string">
            <text:p>CRRO</text:p>
          </table:table-cell>
          <table:table-cell office:value-type="string">
            <text:p>CARREIRO</text:p>
          </table:table-cell>
        </table:table-row>
        <table:table-row table:style-name="ro1">
          <table:table-cell table:number-columns-repeated="2" office:value-type="string">
            <text:p>CRROL</text:p>
          </table:table-cell>
          <table:table-cell office:value-type="string">
            <text:p>CORRIOL</text:p>
          </table:table-cell>
        </table:table-row>
        <table:table-row table:style-name="ro1">
          <table:table-cell office:value-type="string">
            <text:p>CRROL</text:p>
          </table:table-cell>
          <table:table-cell office:value-type="string">
            <text:p>SEDER</text:p>
          </table:table-cell>
          <table:table-cell office:value-type="string">
            <text:p>CORRIOL</text:p>
          </table:table-cell>
        </table:table-row>
        <table:table-row table:style-name="ro1">
          <table:table-cell office:value-type="string">
            <text:p>CRROL</text:p>
          </table:table-cell>
          <table:table-cell office:value-type="string">
            <text:p>SENDA</text:p>
          </table:table-cell>
          <table:table-cell office:value-type="string">
            <text:p>CORRIOL</text:p>
          </table:table-cell>
        </table:table-row>
        <table:table-row table:style-name="ro1">
          <table:table-cell table:number-columns-repeated="2" office:value-type="string">
            <text:p>CRTIL</text:p>
          </table:table-cell>
          <table:table-cell office:value-type="string">
            <text:p>CARRETIL</text:p>
          </table:table-cell>
        </table:table-row>
        <table:table-row table:style-name="ro1">
          <table:table-cell table:number-columns-repeated="2" office:value-type="string">
            <text:p>CRTJO</text:p>
          </table:table-cell>
          <table:table-cell office:value-type="string">
            <text:p>CORTIJO</text:p>
          </table:table-cell>
        </table:table-row>
        <table:table-row table:style-name="ro1">
          <table:table-cell table:number-columns-repeated="2" office:value-type="string">
            <text:p>CSRIO</text:p>
          </table:table-cell>
          <table:table-cell office:value-type="string">
            <text:p>CASERIO</text:p>
          </table:table-cell>
        </table:table-row>
        <table:table-row table:style-name="ro1">
          <table:table-cell table:number-columns-repeated="2" office:value-type="string">
            <text:p>CSTAN</text:p>
          </table:table-cell>
          <table:table-cell office:value-type="string">
            <text:p>COSTANILLA</text:p>
          </table:table-cell>
        </table:table-row>
        <table:table-row table:style-name="ro1">
          <table:table-cell table:number-columns-repeated="2" office:value-type="string">
            <text:p>CTRA</text:p>
          </table:table-cell>
          <table:table-cell office:value-type="string">
            <text:p>CARRETERA</text:p>
          </table:table-cell>
        </table:table-row>
        <table:table-row table:style-name="ro1">
          <table:table-cell office:value-type="string">
            <text:p>CTRA</text:p>
          </table:table-cell>
          <table:table-cell office:value-type="string">
            <text:p>ERREP</text:p>
          </table:table-cell>
          <table:table-cell office:value-type="string">
            <text:p>CARRETERA</text:p>
          </table:table-cell>
        </table:table-row>
        <table:table-row table:style-name="ro1">
          <table:table-cell table:number-columns-repeated="2" office:value-type="string">
            <text:p>CTRIN</text:p>
          </table:table-cell>
          <table:table-cell office:value-type="string">
            <text:p>CARRETERIN</text:p>
          </table:table-cell>
        </table:table-row>
        <table:table-row table:style-name="ro1">
          <table:table-cell office:value-type="string">
            <text:p>CUSTA</text:p>
          </table:table-cell>
          <table:table-cell office:value-type="string">
            <text:p>ALDAP</text:p>
          </table:table-cell>
          <table:table-cell office:value-type="string">
            <text:p>CUESTA</text:p>
          </table:table-cell>
        </table:table-row>
        <table:table-row table:style-name="ro1">
          <table:table-cell table:number-columns-repeated="2" office:value-type="string">
            <text:p>CUSTA</text:p>
          </table:table-cell>
          <table:table-cell office:value-type="string">
            <text:p>CUESTA</text:p>
          </table:table-cell>
        </table:table-row>
        <table:table-row table:style-name="ro1">
          <table:table-cell table:number-columns-repeated="2" office:value-type="string">
            <text:p>CXON</text:p>
          </table:table-cell>
          <table:table-cell office:value-type="string">
            <text:p>CALEXON</text:p>
          </table:table-cell>
        </table:table-row>
        <table:table-row table:style-name="ro1">
          <table:table-cell office:value-type="string">
            <text:p>CXON</text:p>
          </table:table-cell>
          <table:table-cell office:value-type="string">
            <text:p>CELLA</text:p>
          </table:table-cell>
          <table:table-cell office:value-type="string">
            <text:p>CALEXON</text:p>
          </table:table-cell>
        </table:table-row>
        <table:table-row table:style-name="ro1">
          <table:table-cell table:number-columns-repeated="2" office:value-type="string">
            <text:p>CXTO</text:p>
          </table:table-cell>
          <table:table-cell office:value-type="string">
            <text:p>CONXUNTO</text:p>
          </table:table-cell>
        </table:table-row>
        <table:table-row table:style-name="ro1">
          <table:table-cell office:value-type="string">
            <text:p>CXTO</text:p>
          </table:table-cell>
          <table:table-cell office:value-type="string">
            <text:p>CJTO</text:p>
          </table:table-cell>
          <table:table-cell office:value-type="string">
            <text:p>CONXUNTO</text:p>
          </table:table-cell>
        </table:table-row>
        <table:table-row table:style-name="ro1">
          <table:table-cell table:number-columns-repeated="2" office:value-type="string">
            <text:p>CZADA</text:p>
          </table:table-cell>
          <table:table-cell office:value-type="string">
            <text:p>CALZADA</text:p>
          </table:table-cell>
        </table:table-row>
        <table:table-row table:style-name="ro1">
          <table:table-cell table:number-columns-repeated="2" office:value-type="string">
            <text:p>CZADS</text:p>
          </table:table-cell>
          <table:table-cell office:value-type="string">
            <text:p>CALZADAS</text:p>
          </table:table-cell>
        </table:table-row>
        <table:table-row table:style-name="ro1">
          <table:table-cell table:number-columns-repeated="2" office:value-type="string">
            <text:p>DEMAR</text:p>
          </table:table-cell>
          <table:table-cell office:value-type="string">
            <text:p>DEMARCACIO</text:p>
          </table:table-cell>
        </table:table-row>
        <table:table-row table:style-name="ro1">
          <table:table-cell table:number-columns-repeated="2" office:value-type="string">
            <text:p>DEMAR</text:p>
          </table:table-cell>
          <table:table-cell office:value-type="string">
            <text:p>DEMARCACIO</text:p>
          </table:table-cell>
        </table:table-row>
        <table:table-row table:style-name="ro1">
          <table:table-cell table:number-columns-repeated="2" office:value-type="string">
            <text:p>DEMAR</text:p>
          </table:table-cell>
          <table:table-cell office:value-type="string">
            <text:p>DEMARCACION</text:p>
          </table:table-cell>
        </table:table-row>
        <table:table-row table:style-name="ro1">
          <table:table-cell table:number-columns-repeated="2" office:value-type="string">
            <text:p>DEMAR</text:p>
          </table:table-cell>
          <table:table-cell office:value-type="string">
            <text:p>DEMARCACION</text:p>
          </table:table-cell>
        </table:table-row>
        <table:table-row table:style-name="ro1">
          <table:table-cell table:number-columns-repeated="2" office:value-type="string">
            <text:p>DRERA</text:p>
          </table:table-cell>
          <table:table-cell office:value-type="string">
            <text:p>DRECERA</text:p>
          </table:table-cell>
        </table:table-row>
        <table:table-row table:style-name="ro1">
          <table:table-cell table:number-columns-repeated="2" office:value-type="string">
            <text:p>EIRAD</text:p>
          </table:table-cell>
          <table:table-cell office:value-type="string">
            <text:p>EIRADO</text:p>
          </table:table-cell>
        </table:table-row>
        <table:table-row table:style-name="ro1">
          <table:table-cell table:number-columns-repeated="2" office:value-type="string">
            <text:p>ENTD</text:p>
          </table:table-cell>
          <table:table-cell office:value-type="string">
            <text:p>ENTRADA</text:p>
          </table:table-cell>
        </table:table-row>
        <table:table-row table:style-name="ro1">
          <table:table-cell table:number-columns-repeated="2" office:value-type="string">
            <text:p>EPTZA</text:p>
          </table:table-cell>
          <table:table-cell office:value-type="string">
            <text:p>ENPARANTZA</text:p>
          </table:table-cell>
        </table:table-row>
        <table:table-row table:style-name="ro1">
          <table:table-cell office:value-type="string">
            <text:p>EPTZA</text:p>
          </table:table-cell>
          <table:table-cell office:value-type="string">
            <text:p>PL</text:p>
          </table:table-cell>
          <table:table-cell office:value-type="string">
            <text:p>ENPARANTZA</text:p>
          </table:table-cell>
        </table:table-row>
        <table:table-row table:style-name="ro1">
          <table:table-cell office:value-type="string">
            <text:p>EPTZA</text:p>
          </table:table-cell>
          <table:table-cell office:value-type="string">
            <text:p>PLAZA</text:p>
          </table:table-cell>
          <table:table-cell office:value-type="string">
            <text:p>ENPARANTZA</text:p>
          </table:table-cell>
        </table:table-row>
        <table:table-row table:style-name="ro1">
          <table:table-cell office:value-type="string">
            <text:p>ERREB</text:p>
          </table:table-cell>
          <table:table-cell office:value-type="string">
            <text:p>ARRAL</text:p>
          </table:table-cell>
          <table:table-cell office:value-type="string">
            <text:p>ERREBAL</text:p>
          </table:table-cell>
        </table:table-row>
        <table:table-row table:style-name="ro1">
          <table:table-cell table:number-columns-repeated="2" office:value-type="string">
            <text:p>ERREB</text:p>
          </table:table-cell>
          <table:table-cell office:value-type="string">
            <text:p>ERREBAL</text:p>
          </table:table-cell>
        </table:table-row>
        <table:table-row table:style-name="ro1">
          <table:table-cell office:value-type="string">
            <text:p>ERREB</text:p>
          </table:table-cell>
          <table:table-cell office:value-type="string">
            <text:p>RABAL</text:p>
          </table:table-cell>
          <table:table-cell office:value-type="string">
            <text:p>ERREBAL</text:p>
          </table:table-cell>
        </table:table-row>
        <table:table-row table:style-name="ro1">
          <table:table-cell office:value-type="string">
            <text:p>ERREB</text:p>
          </table:table-cell>
          <table:table-cell office:value-type="string">
            <text:p>RAVAL</text:p>
          </table:table-cell>
          <table:table-cell office:value-type="string">
            <text:p>ERREBAL</text:p>
          </table:table-cell>
        </table:table-row>
        <table:table-row table:style-name="ro1">
          <table:table-cell office:value-type="string">
            <text:p>ERREK</text:p>
          </table:table-cell>
          <table:table-cell office:value-type="string">
            <text:p>ARRY</text:p>
          </table:table-cell>
          <table:table-cell office:value-type="string">
            <text:p>ERREKA</text:p>
          </table:table-cell>
        </table:table-row>
        <table:table-row table:style-name="ro1">
          <table:table-cell table:number-columns-repeated="2" office:value-type="string">
            <text:p>ERREK</text:p>
          </table:table-cell>
          <table:table-cell office:value-type="string">
            <text:p>ERREKA</text:p>
          </table:table-cell>
        </table:table-row>
        <table:table-row table:style-name="ro1">
          <table:table-cell office:value-type="string">
            <text:p>ERREK</text:p>
          </table:table-cell>
          <table:table-cell office:value-type="string">
            <text:p>RIERA</text:p>
          </table:table-cell>
          <table:table-cell office:value-type="string">
            <text:p>ERREKA</text:p>
          </table:table-cell>
        </table:table-row>
        <table:table-row table:style-name="ro1">
          <table:table-cell office:value-type="string">
            <text:p>ERREP</text:p>
          </table:table-cell>
          <table:table-cell office:value-type="string">
            <text:p>CTRA</text:p>
          </table:table-cell>
          <table:table-cell office:value-type="string">
            <text:p>ERREPIDE</text:p>
          </table:table-cell>
        </table:table-row>
        <table:table-row table:style-name="ro1">
          <table:table-cell table:number-columns-repeated="2" office:value-type="string">
            <text:p>ERREP</text:p>
          </table:table-cell>
          <table:table-cell office:value-type="string">
            <text:p>ERREPIDE</text:p>
          </table:table-cell>
        </table:table-row>
        <table:table-row table:style-name="ro1">
          <table:table-cell table:number-columns-repeated="2" office:value-type="string">
            <text:p>ERRIB</text:p>
          </table:table-cell>
          <table:table-cell office:value-type="string">
            <text:p>ERRIBERA</text:p>
          </table:table-cell>
        </table:table-row>
        <table:table-row table:style-name="ro1">
          <table:table-cell office:value-type="string">
            <text:p>ERRIB</text:p>
          </table:table-cell>
          <table:table-cell office:value-type="string">
            <text:p>VEGA</text:p>
          </table:table-cell>
          <table:table-cell office:value-type="string">
            <text:p>ERRIBERA</text:p>
          </table:table-cell>
        </table:table-row>
        <table:table-row table:style-name="ro1">
          <table:table-cell table:number-columns-repeated="2" office:value-type="string">
            <text:p>ESCA</text:p>
          </table:table-cell>
          <table:table-cell office:value-type="string">
            <text:p>ESCALERA</text:p>
          </table:table-cell>
        </table:table-row>
        <table:table-row table:style-name="ro1">
          <table:table-cell table:number-columns-repeated="2" office:value-type="string">
            <text:p>ESCAL</text:p>
          </table:table-cell>
          <table:table-cell office:value-type="string">
            <text:p>ESCALINATA</text:p>
          </table:table-cell>
        </table:table-row>
        <table:table-row table:style-name="ro1">
          <table:table-cell table:number-columns-repeated="2" office:value-type="string">
            <text:p>ESCU</text:p>
          </table:table-cell>
          <table:table-cell office:value-type="string">
            <text:p>ESCULLERA</text:p>
          </table:table-cell>
        </table:table-row>
        <table:table-row table:style-name="ro1">
          <table:table-cell table:number-columns-repeated="2" office:value-type="string">
            <text:p>ESLDA</text:p>
          </table:table-cell>
          <table:table-cell office:value-type="string">
            <text:p>ESPALDA</text:p>
          </table:table-cell>
        </table:table-row>
        <table:table-row table:style-name="ro1">
          <table:table-cell table:number-columns-repeated="2" office:value-type="string">
            <text:p>ESTDA</text:p>
          </table:table-cell>
          <table:table-cell office:value-type="string">
            <text:p>ESTRADA</text:p>
          </table:table-cell>
        </table:table-row>
        <table:table-row table:style-name="ro1">
          <table:table-cell office:value-type="string">
            <text:p>ETDEA</text:p>
          </table:table-cell>
          <table:table-cell office:value-type="string">
            <text:p>AV</text:p>
          </table:table-cell>
          <table:table-cell office:value-type="string">
            <text:p>ETORBIDE</text:p>
          </table:table-cell>
        </table:table-row>
        <table:table-row table:style-name="ro1">
          <table:table-cell office:value-type="string">
            <text:p>ETDEA</text:p>
          </table:table-cell>
          <table:table-cell office:value-type="string">
            <text:p>AVDA</text:p>
          </table:table-cell>
          <table:table-cell office:value-type="string">
            <text:p>ETORBIDE</text:p>
          </table:table-cell>
        </table:table-row>
        <table:table-row table:style-name="ro1">
          <table:table-cell office:value-type="string">
            <text:p>ETDEA</text:p>
          </table:table-cell>
          <table:table-cell office:value-type="string">
            <text:p>AVGDA</text:p>
          </table:table-cell>
          <table:table-cell office:value-type="string">
            <text:p>ETORBIDE</text:p>
          </table:table-cell>
        </table:table-row>
        <table:table-row table:style-name="ro1">
          <table:table-cell table:number-columns-repeated="2" office:value-type="string">
            <text:p>ETDEA</text:p>
          </table:table-cell>
          <table:table-cell office:value-type="string">
            <text:p>ETORBIDE</text:p>
          </table:table-cell>
        </table:table-row>
        <table:table-row table:style-name="ro1">
          <table:table-cell office:value-type="string">
            <text:p>ETDEA</text:p>
          </table:table-cell>
          <table:table-cell office:value-type="string">
            <text:p>HIRIB</text:p>
          </table:table-cell>
          <table:table-cell office:value-type="string">
            <text:p>ETORBIDE</text:p>
          </table:table-cell>
        </table:table-row>
        <table:table-row table:style-name="ro1">
          <table:table-cell table:number-columns-repeated="2" office:value-type="string">
            <text:p>ETXAD</text:p>
          </table:table-cell>
          <table:table-cell office:value-type="string">
            <text:p>ETXADI</text:p>
          </table:table-cell>
        </table:table-row>
        <table:table-row table:style-name="ro1">
          <table:table-cell office:value-type="string">
            <text:p>ETXAD</text:p>
          </table:table-cell>
          <table:table-cell office:value-type="string">
            <text:p>GRUP</text:p>
          </table:table-cell>
          <table:table-cell office:value-type="string">
            <text:p>ETXADI</text:p>
          </table:table-cell>
        </table:table-row>
        <table:table-row table:style-name="ro1">
          <table:table-cell office:value-type="string">
            <text:p>ETXAD</text:p>
          </table:table-cell>
          <table:table-cell office:value-type="string">
            <text:p>GRUPO</text:p>
          </table:table-cell>
          <table:table-cell office:value-type="string">
            <text:p>ETXADI</text:p>
          </table:table-cell>
        </table:table-row>
        <table:table-row table:style-name="ro1">
          <table:table-cell office:value-type="string">
            <text:p>ETXAD</text:p>
          </table:table-cell>
          <table:table-cell office:value-type="string">
            <text:p>TALDE</text:p>
          </table:table-cell>
          <table:table-cell office:value-type="string">
            <text:p>ETXADI</text:p>
          </table:table-cell>
        </table:table-row>
        <table:table-row table:style-name="ro1">
          <table:table-cell office:value-type="string">
            <text:p>ETXAR</text:p>
          </table:table-cell>
          <table:table-cell office:value-type="string">
            <text:p>CLLON</text:p>
          </table:table-cell>
          <table:table-cell office:value-type="string">
            <text:p>ETXARTE</text:p>
          </table:table-cell>
        </table:table-row>
        <table:table-row table:style-name="ro1">
          <table:table-cell table:number-columns-repeated="2" office:value-type="string">
            <text:p>ETXAR</text:p>
          </table:table-cell>
          <table:table-cell office:value-type="string">
            <text:p>ETXARTE</text:p>
          </table:table-cell>
        </table:table-row>
        <table:table-row table:style-name="ro1">
          <table:table-cell table:number-columns-repeated="2" office:value-type="string">
            <text:p>ETXAT</text:p>
          </table:table-cell>
          <table:table-cell office:value-type="string">
            <text:p>ETXATZE</text:p>
          </table:table-cell>
        </table:table-row>
        <table:table-row table:style-name="ro1">
          <table:table-cell office:value-type="string">
            <text:p>ETXAT</text:p>
          </table:table-cell>
          <table:table-cell office:value-type="string">
            <text:p>TRAS</text:p>
          </table:table-cell>
          <table:table-cell office:value-type="string">
            <text:p>ETXATZE</text:p>
          </table:table-cell>
        </table:table-row>
        <table:table-row table:style-name="ro1">
          <table:table-cell office:value-type="string">
            <text:p>ETXAT</text:p>
          </table:table-cell>
          <table:table-cell office:value-type="string">
            <text:p>TRAS</text:p>
          </table:table-cell>
          <table:table-cell office:value-type="string">
            <text:p>ETXATZE</text:p>
          </table:table-cell>
        </table:table-row>
        <table:table-row table:style-name="ro1">
          <table:table-cell table:number-columns-repeated="2" office:value-type="string">
            <text:p>EXPLA</text:p>
          </table:table-cell>
          <table:table-cell office:value-type="string">
            <text:p>EXPLANADA</text:p>
          </table:table-cell>
        </table:table-row>
        <table:table-row table:style-name="ro1">
          <table:table-cell table:number-columns-repeated="2" office:value-type="string">
            <text:p>EXTRM</text:p>
          </table:table-cell>
          <table:table-cell office:value-type="string">
            <text:p>EXTRAMUROS</text:p>
          </table:table-cell>
        </table:table-row>
        <table:table-row table:style-name="ro1">
          <table:table-cell table:number-columns-repeated="2" office:value-type="string">
            <text:p>EXTRR</text:p>
          </table:table-cell>
          <table:table-cell office:value-type="string">
            <text:p>EXTRARRADIO</text:p>
          </table:table-cell>
        </table:table-row>
        <table:table-row table:style-name="ro1">
          <table:table-cell table:number-columns-repeated="3" office:value-type="string">
            <text:p>FALDA</text:p>
          </table:table-cell>
        </table:table-row>
        <table:table-row table:style-name="ro1">
          <table:table-cell table:number-columns-repeated="3" office:value-type="string">
            <text:p>FINCA</text:p>
          </table:table-cell>
        </table:table-row>
        <table:table-row table:style-name="ro1">
          <table:table-cell table:number-columns-repeated="2" office:value-type="string">
            <text:p>G.V.</text:p>
          </table:table-cell>
          <table:table-cell office:value-type="string">
            <text:p>GRAN VIA</text:p>
          </table:table-cell>
        </table:table-row>
        <table:table-row table:style-name="ro1">
          <table:table-cell office:value-type="string">
            <text:p>GAIN</text:p>
          </table:table-cell>
          <table:table-cell office:value-type="string">
            <text:p>ALTO</text:p>
          </table:table-cell>
          <table:table-cell office:value-type="string">
            <text:p>GAIN</text:p>
          </table:table-cell>
        </table:table-row>
        <table:table-row table:style-name="ro1">
          <table:table-cell table:number-columns-repeated="3" office:value-type="string">
            <text:p>GAIN</text:p>
          </table:table-cell>
        </table:table-row>
        <table:table-row table:style-name="ro1">
          <table:table-cell table:number-columns-repeated="2" office:value-type="string">
            <text:p>GALE</text:p>
          </table:table-cell>
          <table:table-cell office:value-type="string">
            <text:p>GALERIA</text:p>
          </table:table-cell>
        </table:table-row>
        <table:table-row table:style-name="ro1">
          <table:table-cell table:number-columns-repeated="2" office:value-type="string">
            <text:p>GORAB</text:p>
          </table:table-cell>
          <table:table-cell office:value-type="string">
            <text:p>GORABIDE</text:p>
          </table:table-cell>
        </table:table-row>
        <table:table-row table:style-name="ro1">
          <table:table-cell office:value-type="string">
            <text:p>GORAB</text:p>
          </table:table-cell>
          <table:table-cell office:value-type="string">
            <text:p>SBIDA</text:p>
          </table:table-cell>
          <table:table-cell office:value-type="string">
            <text:p>GORABIDE</text:p>
          </table:table-cell>
        </table:table-row>
        <table:table-row table:style-name="ro1">
          <table:table-cell office:value-type="string">
            <text:p>GORAB</text:p>
          </table:table-cell>
          <table:table-cell office:value-type="string">
            <text:p>PJDA</text:p>
          </table:table-cell>
          <table:table-cell office:value-type="string">
            <text:p>GORABIDE</text:p>
          </table:table-cell>
        </table:table-row>
        <table:table-row table:style-name="ro1">
          <table:table-cell office:value-type="string">
            <text:p>GRUP</text:p>
          </table:table-cell>
          <table:table-cell office:value-type="string">
            <text:p>ETXAD</text:p>
          </table:table-cell>
          <table:table-cell office:value-type="string">
            <text:p>GRUPO</text:p>
          </table:table-cell>
        </table:table-row>
        <table:table-row table:style-name="ro1">
          <table:table-cell table:number-columns-repeated="2" office:value-type="string">
            <text:p>GRUP</text:p>
          </table:table-cell>
          <table:table-cell office:value-type="string">
            <text:p>GRUPO</text:p>
          </table:table-cell>
        </table:table-row>
        <table:table-row table:style-name="ro1">
          <table:table-cell office:value-type="string">
            <text:p>GRUP</text:p>
          </table:table-cell>
          <table:table-cell table:number-columns-repeated="2" office:value-type="string">
            <text:p>GRUPO</text:p>
          </table:table-cell>
        </table:table-row>
        <table:table-row table:style-name="ro1">
          <table:table-cell office:value-type="string">
            <text:p>GRUP</text:p>
          </table:table-cell>
          <table:table-cell office:value-type="string">
            <text:p>TALDE</text:p>
          </table:table-cell>
          <table:table-cell office:value-type="string">
            <text:p>GRUPO</text:p>
          </table:table-cell>
        </table:table-row>
        <table:table-row table:style-name="ro1">
          <table:table-cell office:value-type="string">
            <text:p>GRUPO</text:p>
          </table:table-cell>
          <table:table-cell office:value-type="string">
            <text:p>ETXAD</text:p>
          </table:table-cell>
          <table:table-cell office:value-type="string">
            <text:p>GRUPO</text:p>
          </table:table-cell>
        </table:table-row>
        <table:table-row table:style-name="ro1">
          <table:table-cell office:value-type="string">
            <text:p>GRUPO</text:p>
          </table:table-cell>
          <table:table-cell office:value-type="string">
            <text:p>GRUP</text:p>
          </table:table-cell>
          <table:table-cell office:value-type="string">
            <text:p>GRUPO</text:p>
          </table:table-cell>
        </table:table-row>
        <table:table-row table:style-name="ro1">
          <table:table-cell table:number-columns-repeated="3" office:value-type="string">
            <text:p>GRUPO</text:p>
          </table:table-cell>
        </table:table-row>
        <table:table-row table:style-name="ro1">
          <table:table-cell office:value-type="string">
            <text:p>GRUPO</text:p>
          </table:table-cell>
          <table:table-cell office:value-type="string">
            <text:p>TALDE</text:p>
          </table:table-cell>
          <table:table-cell office:value-type="string">
            <text:p>GRUPO</text:p>
          </table:table-cell>
        </table:table-row>
        <table:table-row table:style-name="ro1">
          <table:table-cell office:value-type="string">
            <text:p>GTA</text:p>
          </table:table-cell>
          <table:table-cell office:value-type="string">
            <text:p>BIDEB</text:p>
          </table:table-cell>
          <table:table-cell office:value-type="string">
            <text:p>GLORIETA</text:p>
          </table:table-cell>
        </table:table-row>
        <table:table-row table:style-name="ro1">
          <table:table-cell table:number-columns-repeated="2" office:value-type="string">
            <text:p>GTA</text:p>
          </table:table-cell>
          <table:table-cell office:value-type="string">
            <text:p>GLORIETA</text:p>
          </table:table-cell>
        </table:table-row>
        <table:table-row table:style-name="ro1">
          <table:table-cell table:number-columns-repeated="3" office:value-type="string">
            <text:p>HEGI</text:p>
          </table:table-cell>
        </table:table-row>
        <table:table-row table:style-name="ro1">
          <table:table-cell office:value-type="string">
            <text:p>HIRIB</text:p>
          </table:table-cell>
          <table:table-cell office:value-type="string">
            <text:p>AV</text:p>
          </table:table-cell>
          <table:table-cell office:value-type="string">
            <text:p>HIRIBIDE</text:p>
          </table:table-cell>
        </table:table-row>
        <table:table-row table:style-name="ro1">
          <table:table-cell office:value-type="string">
            <text:p>HIRIB</text:p>
          </table:table-cell>
          <table:table-cell office:value-type="string">
            <text:p>AVDA</text:p>
          </table:table-cell>
          <table:table-cell office:value-type="string">
            <text:p>HIRIBIDE</text:p>
          </table:table-cell>
        </table:table-row>
        <table:table-row table:style-name="ro1">
          <table:table-cell office:value-type="string">
            <text:p>HIRIB</text:p>
          </table:table-cell>
          <table:table-cell office:value-type="string">
            <text:p>AVGDA</text:p>
          </table:table-cell>
          <table:table-cell office:value-type="string">
            <text:p>HIRIBIDE</text:p>
          </table:table-cell>
        </table:table-row>
        <table:table-row table:style-name="ro1">
          <table:table-cell office:value-type="string">
            <text:p>HIRIB</text:p>
          </table:table-cell>
          <table:table-cell office:value-type="string">
            <text:p>ETDEA</text:p>
          </table:table-cell>
          <table:table-cell office:value-type="string">
            <text:p>HIRIBIDE</text:p>
          </table:table-cell>
        </table:table-row>
        <table:table-row table:style-name="ro1">
          <table:table-cell table:number-columns-repeated="2" office:value-type="string">
            <text:p>HIRIB</text:p>
          </table:table-cell>
          <table:table-cell office:value-type="string">
            <text:p>HIRIBIDE</text:p>
          </table:table-cell>
        </table:table-row>
        <table:table-row table:style-name="ro1">
          <table:table-cell table:number-columns-repeated="2" office:value-type="string">
            <text:p>HONDA</text:p>
          </table:table-cell>
          <table:table-cell office:value-type="string">
            <text:p>HONDARTZA</text:p>
          </table:table-cell>
        </table:table-row>
        <table:table-row table:style-name="ro1">
          <table:table-cell office:value-type="string">
            <text:p>HONDA</text:p>
          </table:table-cell>
          <table:table-cell office:value-type="string">
            <text:p>ONDAR</text:p>
          </table:table-cell>
          <table:table-cell office:value-type="string">
            <text:p>HONDARTZA</text:p>
          </table:table-cell>
        </table:table-row>
        <table:table-row table:style-name="ro1">
          <table:table-cell office:value-type="string">
            <text:p>HONDA</text:p>
          </table:table-cell>
          <table:table-cell office:value-type="string">
            <text:p>PLAYA</text:p>
          </table:table-cell>
          <table:table-cell office:value-type="string">
            <text:p>HONDARTZA</text:p>
          </table:table-cell>
        </table:table-row>
        <table:table-row table:style-name="ro1">
          <table:table-cell office:value-type="string">
            <text:p>HONDA</text:p>
          </table:table-cell>
          <table:table-cell office:value-type="string">
            <text:p>PRAIA</text:p>
          </table:table-cell>
          <table:table-cell office:value-type="string">
            <text:p>HONDARTZA</text:p>
          </table:table-cell>
        </table:table-row>
        <table:table-row table:style-name="ro1">
          <table:table-cell office:value-type="string">
            <text:p>HONDA</text:p>
          </table:table-cell>
          <table:table-cell office:value-type="string">
            <text:p>PTJA</text:p>
          </table:table-cell>
          <table:table-cell office:value-type="string">
            <text:p>HONDARTZA</text:p>
          </table:table-cell>
        </table:table-row>
        <table:table-row table:style-name="ro1">
          <table:table-cell table:number-columns-repeated="3" office:value-type="string">
            <text:p>HOYA</text:p>
          </table:table-cell>
        </table:table-row>
        <table:table-row table:style-name="ro1">
          <table:table-cell table:number-columns-repeated="2" office:value-type="string">
            <text:p>IBILB</text:p>
          </table:table-cell>
          <table:table-cell office:value-type="string">
            <text:p>IBILBIDE</text:p>
          </table:table-cell>
        </table:table-row>
        <table:table-row table:style-name="ro1">
          <table:table-cell office:value-type="string">
            <text:p>IBILB</text:p>
          </table:table-cell>
          <table:table-cell office:value-type="string">
            <text:p>PASEA</text:p>
          </table:table-cell>
          <table:table-cell office:value-type="string">
            <text:p>IBILBIDE</text:p>
          </table:table-cell>
        </table:table-row>
        <table:table-row table:style-name="ro1">
          <table:table-cell office:value-type="string">
            <text:p>IBILB</text:p>
          </table:table-cell>
          <table:table-cell office:value-type="string">
            <text:p>PASEA</text:p>
          </table:table-cell>
          <table:table-cell office:value-type="string">
            <text:p>IBILBIDE</text:p>
          </table:table-cell>
        </table:table-row>
        <table:table-row table:style-name="ro1">
          <table:table-cell office:value-type="string">
            <text:p>IBILB</text:p>
          </table:table-cell>
          <table:table-cell office:value-type="string">
            <text:p>PASEO</text:p>
          </table:table-cell>
          <table:table-cell office:value-type="string">
            <text:p>IBILBIDE</text:p>
          </table:table-cell>
        </table:table-row>
        <table:table-row table:style-name="ro1">
          <table:table-cell office:value-type="string">
            <text:p>IBILB</text:p>
          </table:table-cell>
          <table:table-cell office:value-type="string">
            <text:p>PG</text:p>
          </table:table-cell>
          <table:table-cell office:value-type="string">
            <text:p>IBILBIDE</text:p>
          </table:table-cell>
        </table:table-row>
        <table:table-row table:style-name="ro1">
          <table:table-cell table:number-columns-repeated="3" office:value-type="string">
            <text:p>ILLA</text:p>
          </table:table-cell>
        </table:table-row>
        <table:table-row table:style-name="ro1">
          <table:table-cell table:number-columns-repeated="3" office:value-type="string">
            <text:p>INDA</text:p>
          </table:table-cell>
        </table:table-row>
        <table:table-row table:style-name="ro1">
          <table:table-cell table:number-columns-repeated="2" office:value-type="string">
            <text:p>JARD</text:p>
          </table:table-cell>
          <table:table-cell office:value-type="string">
            <text:p>JARDI</text:p>
          </table:table-cell>
        </table:table-row>
        <table:table-row table:style-name="ro1">
          <table:table-cell table:number-columns-repeated="2" office:value-type="string">
            <text:p>JDIN</text:p>
          </table:table-cell>
          <table:table-cell office:value-type="string">
            <text:p>JARDIN</text:p>
          </table:table-cell>
        </table:table-row>
        <table:table-row table:style-name="ro1">
          <table:table-cell office:value-type="string">
            <text:p>JDIN</text:p>
          </table:table-cell>
          <table:table-cell office:value-type="string">
            <text:p>LORAK</text:p>
          </table:table-cell>
          <table:table-cell office:value-type="string">
            <text:p>JARDIN</text:p>
          </table:table-cell>
        </table:table-row>
        <table:table-row table:style-name="ro1">
          <table:table-cell office:value-type="string">
            <text:p>JDIN</text:p>
          </table:table-cell>
          <table:table-cell office:value-type="string">
            <text:p>LORAT</text:p>
          </table:table-cell>
          <table:table-cell office:value-type="string">
            <text:p>JARDIN</text:p>
          </table:table-cell>
        </table:table-row>
        <table:table-row table:style-name="ro1">
          <table:table-cell office:value-type="string">
            <text:p>JDIN</text:p>
          </table:table-cell>
          <table:table-cell office:value-type="string">
            <text:p>XDIN</text:p>
          </table:table-cell>
          <table:table-cell office:value-type="string">
            <text:p>JARDIN</text:p>
          </table:table-cell>
        </table:table-row>
        <table:table-row table:style-name="ro1">
          <table:table-cell table:number-columns-repeated="2" office:value-type="string">
            <text:p>JDINS</text:p>
          </table:table-cell>
          <table:table-cell office:value-type="string">
            <text:p>JARDINES</text:p>
          </table:table-cell>
        </table:table-row>
        <table:table-row table:style-name="ro1">
          <table:table-cell table:number-columns-repeated="3" office:value-type="string">
            <text:p>KAI</text:p>
          </table:table-cell>
        </table:table-row>
        <table:table-row table:style-name="ro1">
          <table:table-cell office:value-type="string">
            <text:p>KAI</text:p>
          </table:table-cell>
          <table:table-cell office:value-type="string">
            <text:p>MUELL</text:p>
          </table:table-cell>
          <table:table-cell office:value-type="string">
            <text:p>KAI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string">
            <text:p>C</text:p>
          </table:table-cell>
          <table:table-cell office:value-type="string">
            <text:p>KALE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string">
            <text:p>C/</text:p>
          </table:table-cell>
          <table:table-cell office:value-type="string">
            <text:p>KALE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string">
            <text:p>CALLE</text:p>
          </table:table-cell>
          <table:table-cell office:value-type="string">
            <text:p>KALE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string">
            <text:p>CARRE</text:p>
          </table:table-cell>
          <table:table-cell office:value-type="string">
            <text:p>KALE</text:p>
          </table:table-cell>
        </table:table-row>
        <table:table-row table:style-name="ro1">
          <table:table-cell table:number-columns-repeated="3" office:value-type="string">
            <text:p>KALE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string">
            <text:p>KARRI</text:p>
          </table:table-cell>
          <table:table-cell office:value-type="string">
            <text:p>KALE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string">
            <text:p>RUA</text:p>
          </table:table-cell>
          <table:table-cell office:value-type="string">
            <text:p>KALE</text:p>
          </table:table-cell>
        </table:table-row>
        <table:table-row table:style-name="ro1">
          <table:table-cell office:value-type="string">
            <text:p>KARIK</text:p>
          </table:table-cell>
          <table:table-cell office:value-type="string">
            <text:p>CLLJA</text:p>
          </table:table-cell>
          <table:table-cell office:value-type="string">
            <text:p>KARRIKA</text:p>
          </table:table-cell>
        </table:table-row>
        <table:table-row table:style-name="ro1">
          <table:table-cell table:number-columns-repeated="2" office:value-type="string">
            <text:p>KARIK</text:p>
          </table:table-cell>
          <table:table-cell office:value-type="string">
            <text:p>KARRIKA</text:p>
          </table:table-cell>
        </table:table-row>
        <table:table-row table:style-name="ro1">
          <table:table-cell office:value-type="string">
            <text:p>KARIK</text:p>
          </table:table-cell>
          <table:table-cell office:value-type="string">
            <text:p>RUELA</text:p>
          </table:table-cell>
          <table:table-cell office:value-type="string">
            <text:p>KARRIKA</text:p>
          </table:table-cell>
        </table:table-row>
        <table:table-row table:style-name="ro1">
          <table:table-cell office:value-type="string">
            <text:p>KARRE</text:p>
          </table:table-cell>
          <table:table-cell office:value-type="string">
            <text:p>CRA</text:p>
          </table:table-cell>
          <table:table-cell office:value-type="string">
            <text:p>KARRERA</text:p>
          </table:table-cell>
        </table:table-row>
        <table:table-row table:style-name="ro1">
          <table:table-cell table:number-columns-repeated="2" office:value-type="string">
            <text:p>KARRE</text:p>
          </table:table-cell>
          <table:table-cell office:value-type="string">
            <text:p>KARRERA</text:p>
          </table:table-cell>
        </table:table-row>
        <table:table-row table:style-name="ro1">
          <table:table-cell office:value-type="string">
            <text:p>KARRI</text:p>
          </table:table-cell>
          <table:table-cell office:value-type="string">
            <text:p>C</text:p>
          </table:table-cell>
          <table:table-cell office:value-type="string">
            <text:p>KARRICA</text:p>
          </table:table-cell>
        </table:table-row>
        <table:table-row table:style-name="ro1">
          <table:table-cell office:value-type="string">
            <text:p>KARRI</text:p>
          </table:table-cell>
          <table:table-cell office:value-type="string">
            <text:p>C/</text:p>
          </table:table-cell>
          <table:table-cell office:value-type="string">
            <text:p>KARRICA</text:p>
          </table:table-cell>
        </table:table-row>
        <table:table-row table:style-name="ro1">
          <table:table-cell office:value-type="string">
            <text:p>KARRI</text:p>
          </table:table-cell>
          <table:table-cell office:value-type="string">
            <text:p>CALLE</text:p>
          </table:table-cell>
          <table:table-cell office:value-type="string">
            <text:p>KARRICA</text:p>
          </table:table-cell>
        </table:table-row>
        <table:table-row table:style-name="ro1">
          <table:table-cell office:value-type="string">
            <text:p>KARRI</text:p>
          </table:table-cell>
          <table:table-cell office:value-type="string">
            <text:p>CARRE</text:p>
          </table:table-cell>
          <table:table-cell office:value-type="string">
            <text:p>KARRICA</text:p>
          </table:table-cell>
        </table:table-row>
        <table:table-row table:style-name="ro1">
          <table:table-cell office:value-type="string">
            <text:p>KARRI</text:p>
          </table:table-cell>
          <table:table-cell office:value-type="string">
            <text:p>KALE</text:p>
          </table:table-cell>
          <table:table-cell office:value-type="string">
            <text:p>KARRICA</text:p>
          </table:table-cell>
        </table:table-row>
        <table:table-row table:style-name="ro1">
          <table:table-cell table:number-columns-repeated="2" office:value-type="string">
            <text:p>KARRI</text:p>
          </table:table-cell>
          <table:table-cell office:value-type="string">
            <text:p>KARRICA</text:p>
          </table:table-cell>
        </table:table-row>
        <table:table-row table:style-name="ro1">
          <table:table-cell office:value-type="string">
            <text:p>KARRI</text:p>
          </table:table-cell>
          <table:table-cell office:value-type="string">
            <text:p>RUA</text:p>
          </table:table-cell>
          <table:table-cell office:value-type="string">
            <text:p>KARRICA</text:p>
          </table:table-cell>
        </table:table-row>
        <table:table-row table:style-name="ro1">
          <table:table-cell office:value-type="string">
            <text:p>KOSTA</text:p>
          </table:table-cell>
          <table:table-cell office:value-type="string">
            <text:p>COSTA</text:p>
          </table:table-cell>
          <table:table-cell office:value-type="string">
            <text:p>KOSTA</text:p>
          </table:table-cell>
        </table:table-row>
        <table:table-row table:style-name="ro1">
          <table:table-cell table:number-columns-repeated="3" office:value-type="string">
            <text:p>KOSTA</text:p>
          </table:table-cell>
        </table:table-row>
        <table:table-row table:style-name="ro1">
          <table:table-cell office:value-type="string">
            <text:p>KRRIL</text:p>
          </table:table-cell>
          <table:table-cell office:value-type="string">
            <text:p>CRRIL</text:p>
          </table:table-cell>
          <table:table-cell office:value-type="string">
            <text:p>KARRIL</text:p>
          </table:table-cell>
        </table:table-row>
        <table:table-row table:style-name="ro1">
          <table:table-cell table:number-columns-repeated="2" office:value-type="string">
            <text:p>KRRIL</text:p>
          </table:table-cell>
          <table:table-cell office:value-type="string">
            <text:p>KARRIL</text:p>
          </table:table-cell>
        </table:table-row>
        <table:table-row table:style-name="ro1">
          <table:table-cell table:number-columns-repeated="3" office:value-type="string">
            <text:p>LAGO</text:p>
          </table:table-cell>
        </table:table-row>
        <table:table-row table:style-name="ro1">
          <table:table-cell office:value-type="string">
            <text:p>LASTE</text:p>
          </table:table-cell>
          <table:table-cell office:value-type="string">
            <text:p>ATAJO</text:p>
          </table:table-cell>
          <table:table-cell office:value-type="string">
            <text:p>LASTERBIDE</text:p>
          </table:table-cell>
        </table:table-row>
        <table:table-row table:style-name="ro1">
          <table:table-cell office:value-type="string">
            <text:p>LASTE</text:p>
          </table:table-cell>
          <table:table-cell office:value-type="string">
            <text:p>ATAL</text:p>
          </table:table-cell>
          <table:table-cell office:value-type="string">
            <text:p>LASTERBIDE</text:p>
          </table:table-cell>
        </table:table-row>
        <table:table-row table:style-name="ro1">
          <table:table-cell office:value-type="string">
            <text:p>LASTE</text:p>
          </table:table-cell>
          <table:table-cell office:value-type="string">
            <text:p>ATALL</text:p>
          </table:table-cell>
          <table:table-cell office:value-type="string">
            <text:p>LASTERBIDE</text:p>
          </table:table-cell>
        </table:table-row>
        <table:table-row table:style-name="ro1">
          <table:table-cell table:number-columns-repeated="2" office:value-type="string">
            <text:p>LASTE</text:p>
          </table:table-cell>
          <table:table-cell office:value-type="string">
            <text:p>LASTERBIDE</text:p>
          </table:table-cell>
        </table:table-row>
        <table:table-row table:style-name="ro1">
          <table:table-cell table:number-columns-repeated="2" office:value-type="string">
            <text:p>LDERA</text:p>
          </table:table-cell>
          <table:table-cell office:value-type="string">
            <text:p>LADERA</text:p>
          </table:table-cell>
        </table:table-row>
        <table:table-row table:style-name="ro1">
          <table:table-cell table:number-columns-repeated="3" office:value-type="string">
            <text:p>LEKU</text:p>
          </table:table-cell>
        </table:table-row>
        <table:table-row table:style-name="ro1">
          <table:table-cell office:value-type="string">
            <text:p>LEKU</text:p>
          </table:table-cell>
          <table:table-cell office:value-type="string">
            <text:p>LLOC</text:p>
          </table:table-cell>
          <table:table-cell office:value-type="string">
            <text:p>LEKU</text:p>
          </table:table-cell>
        </table:table-row>
        <table:table-row table:style-name="ro1">
          <table:table-cell office:value-type="string">
            <text:p>LEKU</text:p>
          </table:table-cell>
          <table:table-cell office:value-type="string">
            <text:p>LUGAR</text:p>
          </table:table-cell>
          <table:table-cell office:value-type="string">
            <text:p>LEKU</text:p>
          </table:table-cell>
        </table:table-row>
        <table:table-row table:style-name="ro1">
          <table:table-cell office:value-type="string">
            <text:p>LLOC</text:p>
          </table:table-cell>
          <table:table-cell office:value-type="string">
            <text:p>LEKU</text:p>
          </table:table-cell>
          <table:table-cell office:value-type="string">
            <text:p>LLOC</text:p>
          </table:table-cell>
        </table:table-row>
        <table:table-row table:style-name="ro1">
          <table:table-cell table:number-columns-repeated="3" office:value-type="string">
            <text:p>LLOC</text:p>
          </table:table-cell>
        </table:table-row>
        <table:table-row table:style-name="ro1">
          <table:table-cell office:value-type="string">
            <text:p>LLOC</text:p>
          </table:table-cell>
          <table:table-cell office:value-type="string">
            <text:p>LUGAR</text:p>
          </table:table-cell>
          <table:table-cell office:value-type="string">
            <text:p>LLOC</text:p>
          </table:table-cell>
        </table:table-row>
        <table:table-row table:style-name="ro1">
          <table:table-cell table:number-columns-repeated="3" office:value-type="string">
            <text:p>LOMA</text:p>
          </table:table-cell>
        </table:table-row>
        <table:table-row table:style-name="ro1">
          <table:table-cell office:value-type="string">
            <text:p>LORAK</text:p>
          </table:table-cell>
          <table:table-cell office:value-type="string">
            <text:p>JDIN</text:p>
          </table:table-cell>
          <table:table-cell office:value-type="string">
            <text:p>LORATEGIAK</text:p>
          </table:table-cell>
        </table:table-row>
        <table:table-row table:style-name="ro1">
          <table:table-cell table:number-columns-repeated="2" office:value-type="string">
            <text:p>LORAK</text:p>
          </table:table-cell>
          <table:table-cell office:value-type="string">
            <text:p>LORATEGIAK</text:p>
          </table:table-cell>
        </table:table-row>
        <table:table-row table:style-name="ro1">
          <table:table-cell office:value-type="string">
            <text:p>LORAK</text:p>
          </table:table-cell>
          <table:table-cell office:value-type="string">
            <text:p>LORAT</text:p>
          </table:table-cell>
          <table:table-cell office:value-type="string">
            <text:p>LORATEGIAK</text:p>
          </table:table-cell>
        </table:table-row>
        <table:table-row table:style-name="ro1">
          <table:table-cell office:value-type="string">
            <text:p>LORAK</text:p>
          </table:table-cell>
          <table:table-cell office:value-type="string">
            <text:p>XDIN</text:p>
          </table:table-cell>
          <table:table-cell office:value-type="string">
            <text:p>LORATEGIAK</text:p>
          </table:table-cell>
        </table:table-row>
        <table:table-row table:style-name="ro1">
          <table:table-cell office:value-type="string">
            <text:p>LORAT</text:p>
          </table:table-cell>
          <table:table-cell office:value-type="string">
            <text:p>JDIN</text:p>
          </table:table-cell>
          <table:table-cell office:value-type="string">
            <text:p>LORATEGI</text:p>
          </table:table-cell>
        </table:table-row>
        <table:table-row table:style-name="ro1">
          <table:table-cell office:value-type="string">
            <text:p>LORAT</text:p>
          </table:table-cell>
          <table:table-cell office:value-type="string">
            <text:p>LORAK</text:p>
          </table:table-cell>
          <table:table-cell office:value-type="string">
            <text:p>LORATEGI</text:p>
          </table:table-cell>
        </table:table-row>
        <table:table-row table:style-name="ro1">
          <table:table-cell table:number-columns-repeated="2" office:value-type="string">
            <text:p>LORAT</text:p>
          </table:table-cell>
          <table:table-cell office:value-type="string">
            <text:p>LORATEGI</text:p>
          </table:table-cell>
        </table:table-row>
        <table:table-row table:style-name="ro1">
          <table:table-cell office:value-type="string">
            <text:p>LORAT</text:p>
          </table:table-cell>
          <table:table-cell office:value-type="string">
            <text:p>XDIN</text:p>
          </table:table-cell>
          <table:table-cell office:value-type="string">
            <text:p>LORATEGI</text:p>
          </table:table-cell>
        </table:table-row>
        <table:table-row table:style-name="ro1">
          <table:table-cell office:value-type="string">
            <text:p>LUGAR</text:p>
          </table:table-cell>
          <table:table-cell office:value-type="string">
            <text:p>LEKU</text:p>
          </table:table-cell>
          <table:table-cell office:value-type="string">
            <text:p>LUGAR</text:p>
          </table:table-cell>
        </table:table-row>
        <table:table-row table:style-name="ro1">
          <table:table-cell office:value-type="string">
            <text:p>LUGAR</text:p>
          </table:table-cell>
          <table:table-cell office:value-type="string">
            <text:p>LLOC</text:p>
          </table:table-cell>
          <table:table-cell office:value-type="string">
            <text:p>LUGAR</text:p>
          </table:table-cell>
        </table:table-row>
        <table:table-row table:style-name="ro1">
          <table:table-cell table:number-columns-repeated="3" office:value-type="string">
            <text:p>LUGAR</text:p>
          </table:table-cell>
        </table:table-row>
        <table:table-row table:style-name="ro1">
          <table:table-cell table:number-columns-repeated="2" office:value-type="string">
            <text:p>MALEC</text:p>
          </table:table-cell>
          <table:table-cell office:value-type="string">
            <text:p>MALECON</text:p>
          </table:table-cell>
        </table:table-row>
        <table:table-row table:style-name="ro1">
          <table:table-cell table:number-columns-repeated="3" office:value-type="string">
            <text:p>MAZO</text:p>
          </table:table-cell>
        </table:table-row>
        <table:table-row table:style-name="ro1">
          <table:table-cell table:number-columns-repeated="3" office:value-type="string">
            <text:p>MENDI</text:p>
          </table:table-cell>
        </table:table-row>
        <table:table-row table:style-name="ro1">
          <table:table-cell office:value-type="string">
            <text:p>MENDI</text:p>
          </table:table-cell>
          <table:table-cell office:value-type="string">
            <text:p>MONTE</text:p>
          </table:table-cell>
          <table:table-cell office:value-type="string">
            <text:p>MENDI</text:p>
          </table:table-cell>
        </table:table-row>
        <table:table-row table:style-name="ro1">
          <table:table-cell table:number-columns-repeated="2" office:value-type="string">
            <text:p>MIRAD</text:p>
          </table:table-cell>
          <table:table-cell office:value-type="string">
            <text:p>MIRADOR</text:p>
          </table:table-cell>
        </table:table-row>
        <table:table-row table:style-name="ro1">
          <table:table-cell table:number-columns-repeated="3" office:value-type="string">
            <text:p>MOLL</text:p>
          </table:table-cell>
        </table:table-row>
        <table:table-row table:style-name="ro1">
          <table:table-cell office:value-type="string">
            <text:p>MONTE</text:p>
          </table:table-cell>
          <table:table-cell office:value-type="string">
            <text:p>MENDI</text:p>
          </table:table-cell>
          <table:table-cell office:value-type="string">
            <text:p>MONTE</text:p>
          </table:table-cell>
        </table:table-row>
        <table:table-row table:style-name="ro1">
          <table:table-cell table:number-columns-repeated="3" office:value-type="string">
            <text:p>MONTE</text:p>
          </table:table-cell>
        </table:table-row>
        <table:table-row table:style-name="ro1">
          <table:table-cell office:value-type="string">
            <text:p>MUELL</text:p>
          </table:table-cell>
          <table:table-cell office:value-type="string">
            <text:p>KAI</text:p>
          </table:table-cell>
          <table:table-cell office:value-type="string">
            <text:p>MUELLE</text:p>
          </table:table-cell>
        </table:table-row>
        <table:table-row table:style-name="ro1">
          <table:table-cell table:number-columns-repeated="2" office:value-type="string">
            <text:p>MUELL</text:p>
          </table:table-cell>
          <table:table-cell office:value-type="string">
            <text:p>MUELLE</text:p>
          </table:table-cell>
        </table:table-row>
        <table:table-row table:style-name="ro1">
          <table:table-cell office:value-type="string">
            <text:p>ONDAR</text:p>
          </table:table-cell>
          <table:table-cell office:value-type="string">
            <text:p>HONDA</text:p>
          </table:table-cell>
          <table:table-cell office:value-type="string">
            <text:p>ONDARTZA</text:p>
          </table:table-cell>
        </table:table-row>
        <table:table-row table:style-name="ro1">
          <table:table-cell table:number-columns-repeated="2" office:value-type="string">
            <text:p>ONDAR</text:p>
          </table:table-cell>
          <table:table-cell office:value-type="string">
            <text:p>ONDARTZA</text:p>
          </table:table-cell>
        </table:table-row>
        <table:table-row table:style-name="ro1">
          <table:table-cell office:value-type="string">
            <text:p>ONDAR</text:p>
          </table:table-cell>
          <table:table-cell office:value-type="string">
            <text:p>PLAYA</text:p>
          </table:table-cell>
          <table:table-cell office:value-type="string">
            <text:p>ONDARTZA</text:p>
          </table:table-cell>
        </table:table-row>
        <table:table-row table:style-name="ro1">
          <table:table-cell office:value-type="string">
            <text:p>ONDAR</text:p>
          </table:table-cell>
          <table:table-cell office:value-type="string">
            <text:p>PRAIA</text:p>
          </table:table-cell>
          <table:table-cell office:value-type="string">
            <text:p>ONDARTZA</text:p>
          </table:table-cell>
        </table:table-row>
        <table:table-row table:style-name="ro1">
          <table:table-cell office:value-type="string">
            <text:p>ONDAR</text:p>
          </table:table-cell>
          <table:table-cell office:value-type="string">
            <text:p>PTJA</text:p>
          </table:table-cell>
          <table:table-cell office:value-type="string">
            <text:p>ONDARTZA</text:p>
          </table:table-cell>
        </table:table-row>
        <table:table-row table:style-name="ro1">
          <table:table-cell table:number-columns-repeated="3" office:value-type="string">
            <text:p>PAGO</text:p>
          </table:table-cell>
        </table:table-row>
        <table:table-row table:style-name="ro1">
          <table:table-cell table:number-columns-repeated="2" office:value-type="string">
            <text:p>PARC</text:p>
          </table:table-cell>
          <table:table-cell office:value-type="string">
            <text:p>PARQUE</text:p>
          </table:table-cell>
        </table:table-row>
        <table:table-row table:style-name="ro1">
          <table:table-cell table:number-columns-repeated="2" office:value-type="string">
            <text:p>PARC</text:p>
          </table:table-cell>
          <table:table-cell office:value-type="string">
            <text:p>PARQUE</text:p>
          </table:table-cell>
        </table:table-row>
        <table:table-row table:style-name="ro1">
          <table:table-cell table:number-columns-repeated="3" office:value-type="string">
            <text:p>PARKE</text:p>
          </table:table-cell>
        </table:table-row>
        <table:table-row table:style-name="ro1">
          <table:table-cell office:value-type="string">
            <text:p>PARKE</text:p>
          </table:table-cell>
          <table:table-cell office:value-type="string">
            <text:p>PQUE</text:p>
          </table:table-cell>
          <table:table-cell office:value-type="string">
            <text:p>PARKE</text:p>
          </table:table-cell>
        </table:table-row>
        <table:table-row table:style-name="ro1">
          <table:table-cell table:number-columns-repeated="2" office:value-type="string">
            <text:p>PARTI</text:p>
          </table:table-cell>
          <table:table-cell office:value-type="string">
            <text:p>PARTICULAR</text:p>
          </table:table-cell>
        </table:table-row>
        <table:table-row table:style-name="ro1">
          <table:table-cell table:number-columns-repeated="3" office:value-type="string">
            <text:p>PAS</text:p>
          </table:table-cell>
        </table:table-row>
        <table:table-row table:style-name="ro1">
          <table:table-cell table:number-columns-repeated="3" office:value-type="string">
            <text:p>PASAI</text:p>
          </table:table-cell>
        </table:table-row>
        <table:table-row table:style-name="ro1">
          <table:table-cell office:value-type="string">
            <text:p>PASAI</text:p>
          </table:table-cell>
          <table:table-cell office:value-type="string">
            <text:p>PSAJE</text:p>
          </table:table-cell>
          <table:table-cell office:value-type="string">
            <text:p>PASAI</text:p>
          </table:table-cell>
        </table:table-row>
        <table:table-row table:style-name="ro1">
          <table:table-cell office:value-type="string">
            <text:p>PASAI</text:p>
          </table:table-cell>
          <table:table-cell office:value-type="string">
            <text:p>PSAXE</text:p>
          </table:table-cell>
          <table:table-cell office:value-type="string">
            <text:p>PASAI</text:p>
          </table:table-cell>
        </table:table-row>
        <table:table-row table:style-name="ro1">
          <table:table-cell office:value-type="string">
            <text:p>PASAI</text:p>
          </table:table-cell>
          <table:table-cell office:value-type="string">
            <text:p>PTGE</text:p>
          </table:table-cell>
          <table:table-cell office:value-type="string">
            <text:p>PASAI</text:p>
          </table:table-cell>
        </table:table-row>
        <table:table-row table:style-name="ro1">
          <table:table-cell office:value-type="string">
            <text:p>PASEA</text:p>
          </table:table-cell>
          <table:table-cell office:value-type="string">
            <text:p>IBILB</text:p>
          </table:table-cell>
          <table:table-cell office:value-type="string">
            <text:p>PASEABIDE</text:p>
          </table:table-cell>
        </table:table-row>
        <table:table-row table:style-name="ro1">
          <table:table-cell table:number-columns-repeated="2" office:value-type="string">
            <text:p>PASEA</text:p>
          </table:table-cell>
          <table:table-cell office:value-type="string">
            <text:p>PASEABIDE</text:p>
          </table:table-cell>
        </table:table-row>
        <table:table-row table:style-name="ro1">
          <table:table-cell table:number-columns-repeated="2" office:value-type="string">
            <text:p>PASEA</text:p>
          </table:table-cell>
          <table:table-cell office:value-type="string">
            <text:p>PASEABIDE</text:p>
          </table:table-cell>
        </table:table-row>
        <table:table-row table:style-name="ro1">
          <table:table-cell office:value-type="string">
            <text:p>PASEA</text:p>
          </table:table-cell>
          <table:table-cell office:value-type="string">
            <text:p>PASEO</text:p>
          </table:table-cell>
          <table:table-cell office:value-type="string">
            <text:p>PASEABIDE</text:p>
          </table:table-cell>
        </table:table-row>
        <table:table-row table:style-name="ro1">
          <table:table-cell office:value-type="string">
            <text:p>PASEA</text:p>
          </table:table-cell>
          <table:table-cell office:value-type="string">
            <text:p>PG</text:p>
          </table:table-cell>
          <table:table-cell office:value-type="string">
            <text:p>PASEABIDE</text:p>
          </table:table-cell>
        </table:table-row>
        <table:table-row table:style-name="ro1">
          <table:table-cell office:value-type="string">
            <text:p>PASEA</text:p>
          </table:table-cell>
          <table:table-cell office:value-type="string">
            <text:p>IBILB</text:p>
          </table:table-cell>
          <table:table-cell office:value-type="string">
            <text:p>PASEALEKU</text:p>
          </table:table-cell>
        </table:table-row>
        <table:table-row table:style-name="ro1">
          <table:table-cell table:number-columns-repeated="2" office:value-type="string">
            <text:p>PASEA</text:p>
          </table:table-cell>
          <table:table-cell office:value-type="string">
            <text:p>PASEALEKU</text:p>
          </table:table-cell>
        </table:table-row>
        <table:table-row table:style-name="ro1">
          <table:table-cell table:number-columns-repeated="2" office:value-type="string">
            <text:p>PASEA</text:p>
          </table:table-cell>
          <table:table-cell office:value-type="string">
            <text:p>PASEALEKU</text:p>
          </table:table-cell>
        </table:table-row>
        <table:table-row table:style-name="ro1">
          <table:table-cell office:value-type="string">
            <text:p>PASEA</text:p>
          </table:table-cell>
          <table:table-cell office:value-type="string">
            <text:p>PASEO</text:p>
          </table:table-cell>
          <table:table-cell office:value-type="string">
            <text:p>PASEALEKU</text:p>
          </table:table-cell>
        </table:table-row>
        <table:table-row table:style-name="ro1">
          <table:table-cell office:value-type="string">
            <text:p>PASEA</text:p>
          </table:table-cell>
          <table:table-cell office:value-type="string">
            <text:p>PG</text:p>
          </table:table-cell>
          <table:table-cell office:value-type="string">
            <text:p>PASEALEKU</text:p>
          </table:table-cell>
        </table:table-row>
        <table:table-row table:style-name="ro1">
          <table:table-cell office:value-type="string">
            <text:p>PASEO</text:p>
          </table:table-cell>
          <table:table-cell office:value-type="string">
            <text:p>IBILB</text:p>
          </table:table-cell>
          <table:table-cell office:value-type="string">
            <text:p>PASEO</text:p>
          </table:table-cell>
        </table:table-row>
        <table:table-row table:style-name="ro1">
          <table:table-cell office:value-type="string">
            <text:p>PASEO</text:p>
          </table:table-cell>
          <table:table-cell office:value-type="string">
            <text:p>PASEA</text:p>
          </table:table-cell>
          <table:table-cell office:value-type="string">
            <text:p>PASEO</text:p>
          </table:table-cell>
        </table:table-row>
        <table:table-row table:style-name="ro1">
          <table:table-cell office:value-type="string">
            <text:p>PASEO</text:p>
          </table:table-cell>
          <table:table-cell office:value-type="string">
            <text:p>PASEA</text:p>
          </table:table-cell>
          <table:table-cell office:value-type="string">
            <text:p>PASEO</text:p>
          </table:table-cell>
        </table:table-row>
        <table:table-row table:style-name="ro1">
          <table:table-cell table:number-columns-repeated="3" office:value-type="string">
            <text:p>PASEO</text:p>
          </table:table-cell>
        </table:table-row>
        <table:table-row table:style-name="ro1">
          <table:table-cell office:value-type="string">
            <text:p>PASEO</text:p>
          </table:table-cell>
          <table:table-cell office:value-type="string">
            <text:p>PG</text:p>
          </table:table-cell>
          <table:table-cell office:value-type="string">
            <text:p>PASEO</text:p>
          </table:table-cell>
        </table:table-row>
        <table:table-row table:style-name="ro1">
          <table:table-cell table:number-columns-repeated="2" office:value-type="string">
            <text:p>PBDO</text:p>
          </table:table-cell>
          <table:table-cell office:value-type="string">
            <text:p>POBLADO</text:p>
          </table:table-cell>
        </table:table-row>
        <table:table-row table:style-name="ro1">
          <table:table-cell table:number-columns-repeated="2" office:value-type="string">
            <text:p>PDA</text:p>
          </table:table-cell>
          <table:table-cell office:value-type="string">
            <text:p>PUJADA</text:p>
          </table:table-cell>
        </table:table-row>
        <table:table-row table:style-name="ro1">
          <table:table-cell table:number-columns-repeated="2" office:value-type="string">
            <text:p>PDIS</text:p>
          </table:table-cell>
          <table:table-cell office:value-type="string">
            <text:p>PASSADIS</text:p>
          </table:table-cell>
        </table:table-row>
        <table:table-row table:style-name="ro1">
          <table:table-cell office:value-type="string">
            <text:p>PDIS</text:p>
          </table:table-cell>
          <table:table-cell office:value-type="string">
            <text:p>PZO</text:p>
          </table:table-cell>
          <table:table-cell office:value-type="string">
            <text:p>PASSADIS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IBILB</text:p>
          </table:table-cell>
          <table:table-cell office:value-type="string">
            <text:p>PASSEIG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ASEA</text:p>
          </table:table-cell>
          <table:table-cell office:value-type="string">
            <text:p>PASSEIG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ASEA</text:p>
          </table:table-cell>
          <table:table-cell office:value-type="string">
            <text:p>PASSEIG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ASEO</text:p>
          </table:table-cell>
          <table:table-cell office:value-type="string">
            <text:p>PASSEIG</text:p>
          </table:table-cell>
        </table:table-row>
        <table:table-row table:style-name="ro1">
          <table:table-cell table:number-columns-repeated="2" office:value-type="string">
            <text:p>PG</text:p>
          </table:table-cell>
          <table:table-cell office:value-type="string">
            <text:p>PASSEIG</text:p>
          </table:table-cell>
        </table:table-row>
        <table:table-row table:style-name="ro1">
          <table:table-cell table:number-columns-repeated="3" office:value-type="string">
            <text:p>PINAR</text:p>
          </table:table-cell>
        </table:table-row>
        <table:table-row table:style-name="ro1">
          <table:table-cell table:number-columns-repeated="3" office:value-type="string">
            <text:p>PISTA</text:p>
          </table:table-cell>
        </table:table-row>
        <table:table-row table:style-name="ro1">
          <table:table-cell table:number-columns-repeated="2" office:value-type="string">
            <text:p>PJDA</text:p>
          </table:table-cell>
          <table:table-cell office:value-type="string">
            <text:p>PUJADA,SUBIDA</text:p>
          </table:table-cell>
        </table:table-row>
        <table:table-row table:style-name="ro1">
          <table:table-cell office:value-type="string">
            <text:p>PJDA</text:p>
          </table:table-cell>
          <table:table-cell office:value-type="string">
            <text:p>SBIDA</text:p>
          </table:table-cell>
          <table:table-cell office:value-type="string">
            <text:p>PUJADA,SUBIDA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EPTZA</text:p>
          </table:table-cell>
          <table:table-cell office:value-type="string">
            <text:p>PLACA</text:p>
          </table:table-cell>
        </table:table-row>
        <table:table-row table:style-name="ro1">
          <table:table-cell table:number-columns-repeated="2" office:value-type="string">
            <text:p>PL</text:p>
          </table:table-cell>
          <table:table-cell office:value-type="string">
            <text:p>PLACA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LAZA</text:p>
          </table:table-cell>
          <table:table-cell office:value-type="string">
            <text:p>PLACA</text:p>
          </table:table-cell>
        </table:table-row>
        <table:table-row table:style-name="ro1">
          <table:table-cell office:value-type="string">
            <text:p>PL</text:p>
          </table:table-cell>
          <table:table-cell table:number-columns-repeated="2" office:value-type="string">
            <text:p>PLAÇA</text:p>
          </table:table-cell>
        </table:table-row>
        <table:table-row table:style-name="ro1">
          <table:table-cell table:number-columns-repeated="2" office:value-type="string">
            <text:p>PL</text:p>
          </table:table-cell>
          <table:table-cell office:value-type="string">
            <text:p>PLAÇA</text:p>
          </table:table-cell>
        </table:table-row>
        <table:table-row table:style-name="ro1">
          <table:table-cell table:number-columns-repeated="3" office:value-type="string">
            <text:p>PLA</text:p>
          </table:table-cell>
        </table:table-row>
        <table:table-row table:style-name="ro1">
          <table:table-cell table:number-columns-repeated="3" office:value-type="string">
            <text:p>PLAÇA</text:p>
          </table:table-cell>
        </table:table-row>
        <table:table-row table:style-name="ro1">
          <table:table-cell office:value-type="string">
            <text:p>PLAÇA</text:p>
          </table:table-cell>
          <table:table-cell office:value-type="string">
            <text:p>PLACA</text:p>
          </table:table-cell>
          <table:table-cell office:value-type="string">
            <text:p>PLAÇA</text:p>
          </table:table-cell>
        </table:table-row>
        <table:table-row table:style-name="ro1">
          <table:table-cell office:value-type="string">
            <text:p>PLAÇA</text:p>
          </table:table-cell>
          <table:table-cell office:value-type="string">
            <text:p>PLAZA</text:p>
          </table:table-cell>
          <table:table-cell office:value-type="string">
            <text:p>PLAÇA</text:p>
          </table:table-cell>
        </table:table-row>
        <table:table-row table:style-name="ro1">
          <table:table-cell office:value-type="string">
            <text:p>PLAÇA</text:p>
          </table:table-cell>
          <table:table-cell office:value-type="string">
            <text:p>PL</text:p>
          </table:table-cell>
          <table:table-cell office:value-type="string">
            <text:p>PLAÇA</text:p>
          </table:table-cell>
        </table:table-row>
        <table:table-row table:style-name="ro1">
          <table:table-cell office:value-type="string">
            <text:p>PLAYA</text:p>
          </table:table-cell>
          <table:table-cell office:value-type="string">
            <text:p>HONDA</text:p>
          </table:table-cell>
          <table:table-cell office:value-type="string">
            <text:p>PLAYA</text:p>
          </table:table-cell>
        </table:table-row>
        <table:table-row table:style-name="ro1">
          <table:table-cell office:value-type="string">
            <text:p>PLAYA</text:p>
          </table:table-cell>
          <table:table-cell office:value-type="string">
            <text:p>ONDAR</text:p>
          </table:table-cell>
          <table:table-cell office:value-type="string">
            <text:p>PLAYA</text:p>
          </table:table-cell>
        </table:table-row>
        <table:table-row table:style-name="ro1">
          <table:table-cell table:number-columns-repeated="3" office:value-type="string">
            <text:p>PLAYA</text:p>
          </table:table-cell>
        </table:table-row>
        <table:table-row table:style-name="ro1">
          <table:table-cell office:value-type="string">
            <text:p>PLAYA</text:p>
          </table:table-cell>
          <table:table-cell office:value-type="string">
            <text:p>PRAIA</text:p>
          </table:table-cell>
          <table:table-cell office:value-type="string">
            <text:p>PLAYA</text:p>
          </table:table-cell>
        </table:table-row>
        <table:table-row table:style-name="ro1">
          <table:table-cell office:value-type="string">
            <text:p>PLAYA</text:p>
          </table:table-cell>
          <table:table-cell office:value-type="string">
            <text:p>PTJA</text:p>
          </table:table-cell>
          <table:table-cell office:value-type="string">
            <text:p>PLAYA</text:p>
          </table:table-cell>
        </table:table-row>
        <table:table-row table:style-name="ro1">
          <table:table-cell office:value-type="string">
            <text:p>PLAZA</text:p>
          </table:table-cell>
          <table:table-cell office:value-type="string">
            <text:p>EPTZA</text:p>
          </table:table-cell>
          <table:table-cell office:value-type="string">
            <text:p>PLAZA</text:p>
          </table:table-cell>
        </table:table-row>
        <table:table-row table:style-name="ro1">
          <table:table-cell office:value-type="string">
            <text:p>PLAZA</text:p>
          </table:table-cell>
          <table:table-cell office:value-type="string">
            <text:p>PL</text:p>
          </table:table-cell>
          <table:table-cell office:value-type="string">
            <text:p>PLAZA</text:p>
          </table:table-cell>
        </table:table-row>
        <table:table-row table:style-name="ro1">
          <table:table-cell table:number-columns-repeated="3" office:value-type="string">
            <text:p>PLAZA</text:p>
          </table:table-cell>
        </table:table-row>
        <table:table-row table:style-name="ro1">
          <table:table-cell office:value-type="string">
            <text:p>PLAZA</text:p>
          </table:table-cell>
          <table:table-cell office:value-type="string">
            <text:p>PLAÇA</text:p>
          </table:table-cell>
          <table:table-cell office:value-type="string">
            <text:p>PLAZA</text:p>
          </table:table-cell>
        </table:table-row>
        <table:table-row table:style-name="ro1">
          <table:table-cell table:number-columns-repeated="2" office:value-type="string">
            <text:p>PLCET</text:p>
          </table:table-cell>
          <table:table-cell office:value-type="string">
            <text:p>PLACETA</text:p>
          </table:table-cell>
        </table:table-row>
        <table:table-row table:style-name="ro1">
          <table:table-cell table:number-columns-repeated="2" office:value-type="string">
            <text:p>PLLO</text:p>
          </table:table-cell>
          <table:table-cell office:value-type="string">
            <text:p>PASILLO</text:p>
          </table:table-cell>
        </table:table-row>
        <table:table-row table:style-name="ro1">
          <table:table-cell table:number-columns-repeated="2" office:value-type="string">
            <text:p>PLZLA</text:p>
          </table:table-cell>
          <table:table-cell office:value-type="string">
            <text:p>PLAZUELA</text:p>
          </table:table-cell>
        </table:table-row>
        <table:table-row table:style-name="ro1">
          <table:table-cell table:number-columns-repeated="2" office:value-type="string">
            <text:p>PNTE</text:p>
          </table:table-cell>
          <table:table-cell office:value-type="string">
            <text:p>PUENTE</text:p>
          </table:table-cell>
        </table:table-row>
        <table:table-row table:style-name="ro1">
          <table:table-cell table:number-columns-repeated="2" office:value-type="string">
            <text:p>POLIG</text:p>
          </table:table-cell>
          <table:table-cell office:value-type="string">
            <text:p>POLIGONO</text:p>
          </table:table-cell>
        </table:table-row>
        <table:table-row table:style-name="ro1">
          <table:table-cell table:number-columns-repeated="3" office:value-type="string">
            <text:p>PONT</text:p>
          </table:table-cell>
        </table:table-row>
        <table:table-row table:style-name="ro1">
          <table:table-cell office:value-type="string">
            <text:p>PONT</text:p>
          </table:table-cell>
          <table:table-cell office:value-type="string">
            <text:p>PONTE</text:p>
          </table:table-cell>
          <table:table-cell office:value-type="string">
            <text:p>PONT</text:p>
          </table:table-cell>
        </table:table-row>
        <table:table-row table:style-name="ro1">
          <table:table-cell office:value-type="string">
            <text:p>PONTE</text:p>
          </table:table-cell>
          <table:table-cell office:value-type="string">
            <text:p>PONT</text:p>
          </table:table-cell>
          <table:table-cell office:value-type="string">
            <text:p>PONTE</text:p>
          </table:table-cell>
        </table:table-row>
        <table:table-row table:style-name="ro1">
          <table:table-cell table:number-columns-repeated="3" office:value-type="string">
            <text:p>PONTE</text:p>
          </table:table-cell>
        </table:table-row>
        <table:table-row table:style-name="ro1">
          <table:table-cell table:number-columns-repeated="3" office:value-type="string">
            <text:p>PORT</text:p>
          </table:table-cell>
        </table:table-row>
        <table:table-row table:style-name="ro1">
          <table:table-cell office:value-type="string">
            <text:p>PQUE</text:p>
          </table:table-cell>
          <table:table-cell office:value-type="string">
            <text:p>PARKE</text:p>
          </table:table-cell>
          <table:table-cell office:value-type="string">
            <text:p>PARQUE</text:p>
          </table:table-cell>
        </table:table-row>
        <table:table-row table:style-name="ro1">
          <table:table-cell table:number-columns-repeated="2" office:value-type="string">
            <text:p>PQUE</text:p>
          </table:table-cell>
          <table:table-cell office:value-type="string">
            <text:p>PARQUE</text:p>
          </table:table-cell>
        </table:table-row>
        <table:table-row table:style-name="ro1">
          <table:table-cell table:number-columns-repeated="2" office:value-type="string">
            <text:p>PRAÑA</text:p>
          </table:table-cell>
          <table:table-cell office:value-type="string">
            <text:p>PRACIÑA</text:p>
          </table:table-cell>
        </table:table-row>
        <table:table-row table:style-name="ro1">
          <table:table-cell table:number-columns-repeated="2" office:value-type="string">
            <text:p>PRAGE</text:p>
          </table:table-cell>
          <table:table-cell office:value-type="string">
            <text:p>PARATGE</text:p>
          </table:table-cell>
        </table:table-row>
        <table:table-row table:style-name="ro1">
          <table:table-cell office:value-type="string">
            <text:p>PRAGE</text:p>
          </table:table-cell>
          <table:table-cell office:value-type="string">
            <text:p>PRAJE</text:p>
          </table:table-cell>
          <table:table-cell office:value-type="string">
            <text:p>PARATGE</text:p>
          </table:table-cell>
        </table:table-row>
        <table:table-row table:style-name="ro1">
          <table:table-cell office:value-type="string">
            <text:p>PRAGE</text:p>
          </table:table-cell>
          <table:table-cell office:value-type="string">
            <text:p>PSAXE</text:p>
          </table:table-cell>
          <table:table-cell office:value-type="string">
            <text:p>PARATGE</text:p>
          </table:table-cell>
        </table:table-row>
        <table:table-row table:style-name="ro1">
          <table:table-cell office:value-type="string">
            <text:p>PRAGE</text:p>
          </table:table-cell>
          <table:table-cell office:value-type="string">
            <text:p>TOKI</text:p>
          </table:table-cell>
          <table:table-cell office:value-type="string">
            <text:p>PARATGE</text:p>
          </table:table-cell>
        </table:table-row>
        <table:table-row table:style-name="ro1">
          <table:table-cell office:value-type="string">
            <text:p>PRAIA</text:p>
          </table:table-cell>
          <table:table-cell office:value-type="string">
            <text:p>HONDA</text:p>
          </table:table-cell>
          <table:table-cell office:value-type="string">
            <text:p>PRAIA</text:p>
          </table:table-cell>
        </table:table-row>
        <table:table-row table:style-name="ro1">
          <table:table-cell office:value-type="string">
            <text:p>PRAIA</text:p>
          </table:table-cell>
          <table:table-cell office:value-type="string">
            <text:p>ONDAR</text:p>
          </table:table-cell>
          <table:table-cell office:value-type="string">
            <text:p>PRAIA</text:p>
          </table:table-cell>
        </table:table-row>
        <table:table-row table:style-name="ro1">
          <table:table-cell office:value-type="string">
            <text:p>PRAIA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</table:table-row>
        <table:table-row table:style-name="ro1">
          <table:table-cell table:number-columns-repeated="3" office:value-type="string">
            <text:p>PRAIA</text:p>
          </table:table-cell>
        </table:table-row>
        <table:table-row table:style-name="ro1">
          <table:table-cell office:value-type="string">
            <text:p>PRAIA</text:p>
          </table:table-cell>
          <table:table-cell office:value-type="string">
            <text:p>PTJA</text:p>
          </table:table-cell>
          <table:table-cell office:value-type="string">
            <text:p>PRAIA</text:p>
          </table:table-cell>
        </table:table-row>
        <table:table-row table:style-name="ro1">
          <table:table-cell office:value-type="string">
            <text:p>PRAJE</text:p>
          </table:table-cell>
          <table:table-cell office:value-type="string">
            <text:p>PRAGE</text:p>
          </table:table-cell>
          <table:table-cell office:value-type="string">
            <text:p>PARAJE</text:p>
          </table:table-cell>
        </table:table-row>
        <table:table-row table:style-name="ro1">
          <table:table-cell table:number-columns-repeated="2" office:value-type="string">
            <text:p>PRAJE</text:p>
          </table:table-cell>
          <table:table-cell office:value-type="string">
            <text:p>PARAJE</text:p>
          </table:table-cell>
        </table:table-row>
        <table:table-row table:style-name="ro1">
          <table:table-cell office:value-type="string">
            <text:p>PRAJE</text:p>
          </table:table-cell>
          <table:table-cell office:value-type="string">
            <text:p>PSAXE</text:p>
          </table:table-cell>
          <table:table-cell office:value-type="string">
            <text:p>PARAJE</text:p>
          </table:table-cell>
        </table:table-row>
        <table:table-row table:style-name="ro1">
          <table:table-cell office:value-type="string">
            <text:p>PRAJE</text:p>
          </table:table-cell>
          <table:table-cell office:value-type="string">
            <text:p>TOKI</text:p>
          </table:table-cell>
          <table:table-cell office:value-type="string">
            <text:p>PARAJE</text:p>
          </table:table-cell>
        </table:table-row>
        <table:table-row table:style-name="ro1">
          <table:table-cell table:number-columns-repeated="3" office:value-type="string">
            <text:p>PRAZA</text:p>
          </table:table-cell>
        </table:table-row>
        <table:table-row table:style-name="ro1">
          <table:table-cell table:number-columns-repeated="2" office:value-type="string">
            <text:p>PROL</text:p>
          </table:table-cell>
          <table:table-cell office:value-type="string">
            <text:p>PORLONGACION</text:p>
          </table:table-cell>
        </table:table-row>
        <table:table-row table:style-name="ro1">
          <table:table-cell table:number-columns-repeated="2" office:value-type="string">
            <text:p>PROL</text:p>
          </table:table-cell>
          <table:table-cell office:value-type="string">
            <text:p>PROLONGACION</text:p>
          </table:table-cell>
        </table:table-row>
        <table:table-row table:style-name="ro1">
          <table:table-cell office:value-type="string">
            <text:p>PSAJE</text:p>
          </table:table-cell>
          <table:table-cell office:value-type="string">
            <text:p>PASAI</text:p>
          </table:table-cell>
          <table:table-cell office:value-type="string">
            <text:p>PASAJE</text:p>
          </table:table-cell>
        </table:table-row>
        <table:table-row table:style-name="ro1">
          <table:table-cell table:number-columns-repeated="2" office:value-type="string">
            <text:p>PSAJE</text:p>
          </table:table-cell>
          <table:table-cell office:value-type="string">
            <text:p>PASAJE</text:p>
          </table:table-cell>
        </table:table-row>
        <table:table-row table:style-name="ro1">
          <table:table-cell office:value-type="string">
            <text:p>PSAJE</text:p>
          </table:table-cell>
          <table:table-cell office:value-type="string">
            <text:p>PSAXE</text:p>
          </table:table-cell>
          <table:table-cell office:value-type="string">
            <text:p>PASAJE</text:p>
          </table:table-cell>
        </table:table-row>
        <table:table-row table:style-name="ro1">
          <table:table-cell office:value-type="string">
            <text:p>PSAJE</text:p>
          </table:table-cell>
          <table:table-cell office:value-type="string">
            <text:p>PTGE</text:p>
          </table:table-cell>
          <table:table-cell office:value-type="string">
            <text:p>PASAJE</text:p>
          </table:table-cell>
        </table:table-row>
        <table:table-row table:style-name="ro1">
          <table:table-cell office:value-type="string">
            <text:p>PSAXE</text:p>
          </table:table-cell>
          <table:table-cell office:value-type="string">
            <text:p>PRAGE</text:p>
          </table:table-cell>
          <table:table-cell office:value-type="string">
            <text:p>PARAXE</text:p>
          </table:table-cell>
        </table:table-row>
        <table:table-row table:style-name="ro1">
          <table:table-cell office:value-type="string">
            <text:p>PSAXE</text:p>
          </table:table-cell>
          <table:table-cell office:value-type="string">
            <text:p>PRAJE</text:p>
          </table:table-cell>
          <table:table-cell office:value-type="string">
            <text:p>PARAXE</text:p>
          </table:table-cell>
        </table:table-row>
        <table:table-row table:style-name="ro1">
          <table:table-cell table:number-columns-repeated="2" office:value-type="string">
            <text:p>PSAXE</text:p>
          </table:table-cell>
          <table:table-cell office:value-type="string">
            <text:p>PARAXE</text:p>
          </table:table-cell>
        </table:table-row>
        <table:table-row table:style-name="ro1">
          <table:table-cell office:value-type="string">
            <text:p>PSAXE</text:p>
          </table:table-cell>
          <table:table-cell office:value-type="string">
            <text:p>TOKI</text:p>
          </table:table-cell>
          <table:table-cell office:value-type="string">
            <text:p>PARAXE</text:p>
          </table:table-cell>
        </table:table-row>
        <table:table-row table:style-name="ro1">
          <table:table-cell office:value-type="string">
            <text:p>PSAXE</text:p>
          </table:table-cell>
          <table:table-cell office:value-type="string">
            <text:p>PASAI</text:p>
          </table:table-cell>
          <table:table-cell office:value-type="string">
            <text:p>PASAXE</text:p>
          </table:table-cell>
        </table:table-row>
        <table:table-row table:style-name="ro1">
          <table:table-cell office:value-type="string">
            <text:p>PSAXE</text:p>
          </table:table-cell>
          <table:table-cell office:value-type="string">
            <text:p>PSAJE</text:p>
          </table:table-cell>
          <table:table-cell office:value-type="string">
            <text:p>PASAXE</text:p>
          </table:table-cell>
        </table:table-row>
        <table:table-row table:style-name="ro1">
          <table:table-cell table:number-columns-repeated="2" office:value-type="string">
            <text:p>PSAXE</text:p>
          </table:table-cell>
          <table:table-cell office:value-type="string">
            <text:p>PASAXE</text:p>
          </table:table-cell>
        </table:table-row>
        <table:table-row table:style-name="ro1">
          <table:table-cell office:value-type="string">
            <text:p>PSAXE</text:p>
          </table:table-cell>
          <table:table-cell office:value-type="string">
            <text:p>PTGE</text:p>
          </table:table-cell>
          <table:table-cell office:value-type="string">
            <text:p>PASAXE</text:p>
          </table:table-cell>
        </table:table-row>
        <table:table-row table:style-name="ro1">
          <table:table-cell table:number-columns-repeated="2" office:value-type="string">
            <text:p>PSAXE</text:p>
          </table:table-cell>
          <table:table-cell office:value-type="string">
            <text:p>PASAXE</text:p>
          </table:table-cell>
        </table:table-row>
        <table:table-row table:style-name="ro1">
          <table:table-cell table:number-columns-repeated="2" office:value-type="string">
            <text:p>PTDA</text:p>
          </table:table-cell>
          <table:table-cell office:value-type="string">
            <text:p>PARTIDA</text:p>
          </table:table-cell>
        </table:table-row>
        <table:table-row table:style-name="ro1">
          <table:table-cell office:value-type="string">
            <text:p>PTGE</text:p>
          </table:table-cell>
          <table:table-cell office:value-type="string">
            <text:p>PASAI</text:p>
          </table:table-cell>
          <table:table-cell office:value-type="string">
            <text:p>PASSATGE</text:p>
          </table:table-cell>
        </table:table-row>
        <table:table-row table:style-name="ro1">
          <table:table-cell office:value-type="string">
            <text:p>PTGE</text:p>
          </table:table-cell>
          <table:table-cell office:value-type="string">
            <text:p>PSAJE</text:p>
          </table:table-cell>
          <table:table-cell office:value-type="string">
            <text:p>PASSATGE</text:p>
          </table:table-cell>
        </table:table-row>
        <table:table-row table:style-name="ro1">
          <table:table-cell office:value-type="string">
            <text:p>PTGE</text:p>
          </table:table-cell>
          <table:table-cell office:value-type="string">
            <text:p>PSAXE</text:p>
          </table:table-cell>
          <table:table-cell office:value-type="string">
            <text:p>PASSATGE</text:p>
          </table:table-cell>
        </table:table-row>
        <table:table-row table:style-name="ro1">
          <table:table-cell table:number-columns-repeated="2" office:value-type="string">
            <text:p>PTGE</text:p>
          </table:table-cell>
          <table:table-cell office:value-type="string">
            <text:p>PASSATGE</text:p>
          </table:table-cell>
        </table:table-row>
        <table:table-row table:style-name="ro1">
          <table:table-cell table:number-columns-repeated="2" office:value-type="string">
            <text:p>PTILO</text:p>
          </table:table-cell>
          <table:table-cell office:value-type="string">
            <text:p>PORTILLO</text:p>
          </table:table-cell>
        </table:table-row>
        <table:table-row table:style-name="ro1">
          <table:table-cell office:value-type="string">
            <text:p>PTJA</text:p>
          </table:table-cell>
          <table:table-cell office:value-type="string">
            <text:p>PLAYA</text:p>
          </table:table-cell>
          <table:table-cell office:value-type="string">
            <text:p>PLATJA</text:p>
          </table:table-cell>
        </table:table-row>
        <table:table-row table:style-name="ro1">
          <table:table-cell office:value-type="string">
            <text:p>PTJA</text:p>
          </table:table-cell>
          <table:table-cell office:value-type="string">
            <text:p>ONDAR</text:p>
          </table:table-cell>
          <table:table-cell office:value-type="string">
            <text:p>PLATJA</text:p>
          </table:table-cell>
        </table:table-row>
        <table:table-row table:style-name="ro1">
          <table:table-cell office:value-type="string">
            <text:p>PTJA</text:p>
          </table:table-cell>
          <table:table-cell office:value-type="string">
            <text:p>HONDA</text:p>
          </table:table-cell>
          <table:table-cell office:value-type="string">
            <text:p>PLATJA</text:p>
          </table:table-cell>
        </table:table-row>
        <table:table-row table:style-name="ro1">
          <table:table-cell office:value-type="string">
            <text:p>PTJA</text:p>
          </table:table-cell>
          <table:table-cell office:value-type="string">
            <text:p>PRAIA</text:p>
          </table:table-cell>
          <table:table-cell office:value-type="string">
            <text:p>PLATJA</text:p>
          </table:table-cell>
        </table:table-row>
        <table:table-row table:style-name="ro1">
          <table:table-cell table:number-columns-repeated="2" office:value-type="string">
            <text:p>PTJA</text:p>
          </table:table-cell>
          <table:table-cell office:value-type="string">
            <text:p>PLATJA</text:p>
          </table:table-cell>
        </table:table-row>
        <table:table-row table:style-name="ro1">
          <table:table-cell table:number-columns-repeated="2" office:value-type="string">
            <text:p>PTLLO</text:p>
          </table:table-cell>
          <table:table-cell office:value-type="string">
            <text:p>PORTILLO</text:p>
          </table:table-cell>
        </table:table-row>
        <table:table-row table:style-name="ro1">
          <table:table-cell office:value-type="string">
            <text:p>PZO</text:p>
          </table:table-cell>
          <table:table-cell office:value-type="string">
            <text:p>PDIS</text:p>
          </table:table-cell>
          <table:table-cell office:value-type="string">
            <text:p>PASADIZO</text:p>
          </table:table-cell>
        </table:table-row>
        <table:table-row table:style-name="ro1">
          <table:table-cell table:number-columns-repeated="2" office:value-type="string">
            <text:p>PZO</text:p>
          </table:table-cell>
          <table:table-cell office:value-type="string">
            <text:p>PASADIZO</text:p>
          </table:table-cell>
        </table:table-row>
        <table:table-row table:style-name="ro1">
          <table:table-cell table:number-columns-repeated="2" office:value-type="string">
            <text:p>PZTA</text:p>
          </table:table-cell>
          <table:table-cell office:value-type="string">
            <text:p>PLAZOLETA</text:p>
          </table:table-cell>
        </table:table-row>
        <table:table-row table:style-name="ro1">
          <table:table-cell office:value-type="string">
            <text:p>RABAL</text:p>
          </table:table-cell>
          <table:table-cell office:value-type="string">
            <text:p>ARRAL</text:p>
          </table:table-cell>
          <table:table-cell office:value-type="string">
            <text:p>RABAL</text:p>
          </table:table-cell>
        </table:table-row>
        <table:table-row table:style-name="ro1">
          <table:table-cell office:value-type="string">
            <text:p>RABAL</text:p>
          </table:table-cell>
          <table:table-cell office:value-type="string">
            <text:p>ERREB</text:p>
          </table:table-cell>
          <table:table-cell office:value-type="string">
            <text:p>RABAL</text:p>
          </table:table-cell>
        </table:table-row>
        <table:table-row table:style-name="ro1">
          <table:table-cell table:number-columns-repeated="3" office:value-type="string">
            <text:p>RABAL</text:p>
          </table:table-cell>
        </table:table-row>
        <table:table-row table:style-name="ro1">
          <table:table-cell office:value-type="string">
            <text:p>RABAL</text:p>
          </table:table-cell>
          <table:table-cell office:value-type="string">
            <text:p>RAVAL</text:p>
          </table:table-cell>
          <table:table-cell office:value-type="string">
            <text:p>RABAL</text:p>
          </table:table-cell>
        </table:table-row>
        <table:table-row table:style-name="ro1">
          <table:table-cell table:number-columns-repeated="2" office:value-type="string">
            <text:p>RACDA</text:p>
          </table:table-cell>
          <table:table-cell office:value-type="string">
            <text:p>RACONADA</text:p>
          </table:table-cell>
        </table:table-row>
        <table:table-row table:style-name="ro1">
          <table:table-cell office:value-type="string">
            <text:p>RACDA</text:p>
          </table:table-cell>
          <table:table-cell office:value-type="string">
            <text:p>RCDA</text:p>
          </table:table-cell>
          <table:table-cell office:value-type="string">
            <text:p>RACONADA</text:p>
          </table:table-cell>
        </table:table-row>
        <table:table-row table:style-name="ro1">
          <table:table-cell table:number-columns-repeated="3" office:value-type="string">
            <text:p>RACO</text:p>
          </table:table-cell>
        </table:table-row>
        <table:table-row table:style-name="ro1">
          <table:table-cell office:value-type="string">
            <text:p>RACO</text:p>
          </table:table-cell>
          <table:table-cell office:value-type="string">
            <text:p>RCON</text:p>
          </table:table-cell>
          <table:table-cell office:value-type="string">
            <text:p>RACO</text:p>
          </table:table-cell>
        </table:table-row>
        <table:table-row table:style-name="ro1">
          <table:table-cell table:number-columns-repeated="3" office:value-type="string">
            <text:p>RAMAL</text:p>
          </table:table-cell>
        </table:table-row>
        <table:table-row table:style-name="ro1">
          <table:table-cell table:number-columns-repeated="3" office:value-type="string">
            <text:p>RAMPA</text:p>
          </table:table-cell>
        </table:table-row>
        <table:table-row table:style-name="ro1">
          <table:table-cell table:number-columns-repeated="2" office:value-type="string">
            <text:p>RAMPS</text:p>
          </table:table-cell>
          <table:table-cell office:value-type="string">
            <text:p>RAMPAS</text:p>
          </table:table-cell>
        </table:table-row>
        <table:table-row table:style-name="ro1">
          <table:table-cell office:value-type="string">
            <text:p>RAVAL</text:p>
          </table:table-cell>
          <table:table-cell office:value-type="string">
            <text:p>ARRAL</text:p>
          </table:table-cell>
          <table:table-cell office:value-type="string">
            <text:p>RAVAL</text:p>
          </table:table-cell>
        </table:table-row>
        <table:table-row table:style-name="ro1">
          <table:table-cell office:value-type="string">
            <text:p>RAVAL</text:p>
          </table:table-cell>
          <table:table-cell office:value-type="string">
            <text:p>ERREB</text:p>
          </table:table-cell>
          <table:table-cell office:value-type="string">
            <text:p>RAVAL</text:p>
          </table:table-cell>
        </table:table-row>
        <table:table-row table:style-name="ro1">
          <table:table-cell office:value-type="string">
            <text:p>RAVAL</text:p>
          </table:table-cell>
          <table:table-cell office:value-type="string">
            <text:p>RABAL</text:p>
          </table:table-cell>
          <table:table-cell office:value-type="string">
            <text:p>RAVAL</text:p>
          </table:table-cell>
        </table:table-row>
        <table:table-row table:style-name="ro1">
          <table:table-cell table:number-columns-repeated="3" office:value-type="string">
            <text:p>RAVAL</text:p>
          </table:table-cell>
        </table:table-row>
        <table:table-row table:style-name="ro1">
          <table:table-cell table:number-columns-repeated="2" office:value-type="string">
            <text:p>RBLA</text:p>
          </table:table-cell>
          <table:table-cell office:value-type="string">
            <text:p>RAMBLA</text:p>
          </table:table-cell>
        </table:table-row>
        <table:table-row table:style-name="ro1">
          <table:table-cell table:number-columns-repeated="2" office:value-type="string">
            <text:p>RBRA</text:p>
          </table:table-cell>
          <table:table-cell office:value-type="string">
            <text:p>RIBERA</text:p>
          </table:table-cell>
        </table:table-row>
        <table:table-row table:style-name="ro1">
          <table:table-cell office:value-type="string">
            <text:p>RCDA</text:p>
          </table:table-cell>
          <table:table-cell office:value-type="string">
            <text:p>RACDA</text:p>
          </table:table-cell>
          <table:table-cell office:value-type="string">
            <text:p>RINCONADA</text:p>
          </table:table-cell>
        </table:table-row>
        <table:table-row table:style-name="ro1">
          <table:table-cell table:number-columns-repeated="2" office:value-type="string">
            <text:p>RCDA</text:p>
          </table:table-cell>
          <table:table-cell office:value-type="string">
            <text:p>RINCONADA</text:p>
          </table:table-cell>
        </table:table-row>
        <table:table-row table:style-name="ro1">
          <table:table-cell office:value-type="string">
            <text:p>RCDA</text:p>
          </table:table-cell>
          <table:table-cell office:value-type="string">
            <text:p>RENTO</text:p>
          </table:table-cell>
          <table:table-cell office:value-type="string">
            <text:p>RINCONADA</text:p>
          </table:table-cell>
        </table:table-row>
        <table:table-row table:style-name="ro1">
          <table:table-cell office:value-type="string">
            <text:p>RCON</text:p>
          </table:table-cell>
          <table:table-cell office:value-type="string">
            <text:p>RACO</text:p>
          </table:table-cell>
          <table:table-cell office:value-type="string">
            <text:p>RINCON</text:p>
          </table:table-cell>
        </table:table-row>
        <table:table-row table:style-name="ro1">
          <table:table-cell table:number-columns-repeated="2" office:value-type="string">
            <text:p>RCON</text:p>
          </table:table-cell>
          <table:table-cell office:value-type="string">
            <text:p>RINCON</text:p>
          </table:table-cell>
        </table:table-row>
        <table:table-row table:style-name="ro1">
          <table:table-cell table:number-columns-repeated="2" office:value-type="string">
            <text:p>RENTO</text:p>
          </table:table-cell>
          <table:table-cell office:value-type="string">
            <text:p>RECANTO</text:p>
          </table:table-cell>
        </table:table-row>
        <table:table-row table:style-name="ro1">
          <table:table-cell office:value-type="string">
            <text:p>RENTO</text:p>
          </table:table-cell>
          <table:table-cell office:value-type="string">
            <text:p>RCDA</text:p>
          </table:table-cell>
          <table:table-cell office:value-type="string">
            <text:p>RECANTO</text:p>
          </table:table-cell>
        </table:table-row>
        <table:table-row table:style-name="ro1">
          <table:table-cell office:value-type="string">
            <text:p>RIERA</text:p>
          </table:table-cell>
          <table:table-cell office:value-type="string">
            <text:p>ARRY</text:p>
          </table:table-cell>
          <table:table-cell office:value-type="string">
            <text:p>RIERA</text:p>
          </table:table-cell>
        </table:table-row>
        <table:table-row table:style-name="ro1">
          <table:table-cell office:value-type="string">
            <text:p>RIERA</text:p>
          </table:table-cell>
          <table:table-cell office:value-type="string">
            <text:p>ERREK</text:p>
          </table:table-cell>
          <table:table-cell office:value-type="string">
            <text:p>RIERA</text:p>
          </table:table-cell>
        </table:table-row>
        <table:table-row table:style-name="ro1">
          <table:table-cell table:number-columns-repeated="3" office:value-type="string">
            <text:p>RIERA</text:p>
          </table:table-cell>
        </table:table-row>
        <table:table-row table:style-name="ro1">
          <table:table-cell table:number-columns-repeated="3" office:value-type="string">
            <text:p>RONDA</text:p>
          </table:table-cell>
        </table:table-row>
        <table:table-row table:style-name="ro1">
          <table:table-cell table:number-columns-repeated="2" office:value-type="string">
            <text:p>RTDA</text:p>
          </table:table-cell>
          <table:table-cell office:value-type="string">
            <text:p>ROTONDA</text:p>
          </table:table-cell>
        </table:table-row>
        <table:table-row table:style-name="ro1">
          <table:table-cell office:value-type="string">
            <text:p>RUA</text:p>
          </table:table-cell>
          <table:table-cell office:value-type="string">
            <text:p>C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RUA</text:p>
          </table:table-cell>
          <table:table-cell office:value-type="string">
            <text:p>C/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RUA</text:p>
          </table:table-cell>
          <table:table-cell office:value-type="string">
            <text:p>CALLE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RUA</text:p>
          </table:table-cell>
          <table:table-cell office:value-type="string">
            <text:p>CARRE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RUA</text:p>
          </table:table-cell>
          <table:table-cell office:value-type="string">
            <text:p>KALE</text:p>
          </table:table-cell>
          <table:table-cell office:value-type="string">
            <text:p>RUA</text:p>
          </table:table-cell>
        </table:table-row>
        <table:table-row table:style-name="ro1">
          <table:table-cell office:value-type="string">
            <text:p>RUA</text:p>
          </table:table-cell>
          <table:table-cell office:value-type="string">
            <text:p>KARRI</text:p>
          </table:table-cell>
          <table:table-cell office:value-type="string">
            <text:p>RUA</text:p>
          </table:table-cell>
        </table:table-row>
        <table:table-row table:style-name="ro1">
          <table:table-cell table:number-columns-repeated="3" office:value-type="string">
            <text:p>RUA</text:p>
          </table:table-cell>
        </table:table-row>
        <table:table-row table:style-name="ro1">
          <table:table-cell office:value-type="string">
            <text:p>RUELA</text:p>
          </table:table-cell>
          <table:table-cell office:value-type="string">
            <text:p>CJLA</text:p>
          </table:table-cell>
          <table:table-cell office:value-type="string">
            <text:p>RUELA</text:p>
          </table:table-cell>
        </table:table-row>
        <table:table-row table:style-name="ro1">
          <table:table-cell table:number-columns-repeated="3" office:value-type="string">
            <text:p>RUELA</text:p>
          </table:table-cell>
        </table:table-row>
        <table:table-row table:style-name="ro1">
          <table:table-cell office:value-type="string">
            <text:p>RUELA</text:p>
          </table:table-cell>
          <table:table-cell office:value-type="string">
            <text:p>CLLJA</text:p>
          </table:table-cell>
          <table:table-cell office:value-type="string">
            <text:p>RUELA</text:p>
          </table:table-cell>
        </table:table-row>
        <table:table-row table:style-name="ro1">
          <table:table-cell office:value-type="string">
            <text:p>RUELA</text:p>
          </table:table-cell>
          <table:table-cell office:value-type="string">
            <text:p>KARIK</text:p>
          </table:table-cell>
          <table:table-cell office:value-type="string">
            <text:p>RUELA</text:p>
          </table:table-cell>
        </table:table-row>
        <table:table-row table:style-name="ro1">
          <table:table-cell table:number-columns-repeated="3" office:value-type="string">
            <text:p>RUELA</text:p>
          </table:table-cell>
        </table:table-row>
        <table:table-row table:style-name="ro1">
          <table:table-cell table:number-columns-repeated="2" office:value-type="string">
            <text:p>RUERO</text:p>
          </table:table-cell>
          <table:table-cell office:value-type="string">
            <text:p>RUEIRO</text:p>
          </table:table-cell>
        </table:table-row>
        <table:table-row table:style-name="ro1">
          <table:table-cell office:value-type="string">
            <text:p>SARBI</text:p>
          </table:table-cell>
          <table:table-cell office:value-type="string">
            <text:p>ACCE</text:p>
          </table:table-cell>
          <table:table-cell office:value-type="string">
            <text:p>SARBIDE</text:p>
          </table:table-cell>
        </table:table-row>
        <table:table-row table:style-name="ro1">
          <table:table-cell office:value-type="string">
            <text:p>SARBI</text:p>
          </table:table-cell>
          <table:table-cell office:value-type="string">
            <text:p>ACCES</text:p>
          </table:table-cell>
          <table:table-cell office:value-type="string">
            <text:p>SARBIDE</text:p>
          </table:table-cell>
        </table:table-row>
        <table:table-row table:style-name="ro1">
          <table:table-cell table:number-columns-repeated="2" office:value-type="string">
            <text:p>SARBI</text:p>
          </table:table-cell>
          <table:table-cell office:value-type="string">
            <text:p>SARBIDE</text:p>
          </table:table-cell>
        </table:table-row>
        <table:table-row table:style-name="ro1">
          <table:table-cell office:value-type="string">
            <text:p>SBIDA</text:p>
          </table:table-cell>
          <table:table-cell office:value-type="string">
            <text:p>GORAB</text:p>
          </table:table-cell>
          <table:table-cell office:value-type="string">
            <text:p>SUBIDA</text:p>
          </table:table-cell>
        </table:table-row>
        <table:table-row table:style-name="ro1">
          <table:table-cell table:number-columns-repeated="2" office:value-type="string">
            <text:p>SBIDA</text:p>
          </table:table-cell>
          <table:table-cell office:value-type="string">
            <text:p>SUBIDA</text:p>
          </table:table-cell>
        </table:table-row>
        <table:table-row table:style-name="ro1">
          <table:table-cell office:value-type="string">
            <text:p>SBIDA</text:p>
          </table:table-cell>
          <table:table-cell office:value-type="string">
            <text:p>PJDA</text:p>
          </table:table-cell>
          <table:table-cell office:value-type="string">
            <text:p>GORABIDE</text:p>
          </table:table-cell>
        </table:table-row>
        <table:table-row table:style-name="ro1">
          <table:table-cell table:number-columns-repeated="2" office:value-type="string">
            <text:p>SECT</text:p>
          </table:table-cell>
          <table:table-cell office:value-type="string">
            <text:p>SECTOR</text:p>
          </table:table-cell>
        </table:table-row>
        <table:table-row table:style-name="ro1">
          <table:table-cell office:value-type="string">
            <text:p>SECT</text:p>
          </table:table-cell>
          <table:table-cell office:value-type="string">
            <text:p>SEKT</text:p>
          </table:table-cell>
          <table:table-cell office:value-type="string">
            <text:p>SECTOR</text:p>
          </table:table-cell>
        </table:table-row>
        <table:table-row table:style-name="ro1">
          <table:table-cell office:value-type="string">
            <text:p>SEDER</text:p>
          </table:table-cell>
          <table:table-cell office:value-type="string">
            <text:p>CRROL</text:p>
          </table:table-cell>
          <table:table-cell office:value-type="string">
            <text:p>SENDER</text:p>
          </table:table-cell>
        </table:table-row>
        <table:table-row table:style-name="ro1">
          <table:table-cell table:number-columns-repeated="2" office:value-type="string">
            <text:p>SEDER</text:p>
          </table:table-cell>
          <table:table-cell office:value-type="string">
            <text:p>SENDER</text:p>
          </table:table-cell>
        </table:table-row>
        <table:table-row table:style-name="ro1">
          <table:table-cell office:value-type="string">
            <text:p>SEDER</text:p>
          </table:table-cell>
          <table:table-cell office:value-type="string">
            <text:p>SENDA</text:p>
          </table:table-cell>
          <table:table-cell office:value-type="string">
            <text:p>SENDER</text:p>
          </table:table-cell>
        </table:table-row>
        <table:table-row table:style-name="ro1">
          <table:table-cell table:number-columns-repeated="2" office:value-type="string">
            <text:p>SEDRA</text:p>
          </table:table-cell>
          <table:table-cell office:value-type="string">
            <text:p>SENDERA</text:p>
          </table:table-cell>
        </table:table-row>
        <table:table-row table:style-name="ro1">
          <table:table-cell office:value-type="string">
            <text:p>SEKT</text:p>
          </table:table-cell>
          <table:table-cell office:value-type="string">
            <text:p>SECT</text:p>
          </table:table-cell>
          <table:table-cell office:value-type="string">
            <text:p>SEKTORE</text:p>
          </table:table-cell>
        </table:table-row>
        <table:table-row table:style-name="ro1">
          <table:table-cell table:number-columns-repeated="2" office:value-type="string">
            <text:p>SEKT</text:p>
          </table:table-cell>
          <table:table-cell office:value-type="string">
            <text:p>SEKTORE</text:p>
          </table:table-cell>
        </table:table-row>
        <table:table-row table:style-name="ro1">
          <table:table-cell table:number-columns-repeated="2" office:value-type="string">
            <text:p>SEND</text:p>
          </table:table-cell>
          <table:table-cell office:value-type="string">
            <text:p>SENDERO</text:p>
          </table:table-cell>
        </table:table-row>
        <table:table-row table:style-name="ro1">
          <table:table-cell office:value-type="string">
            <text:p>SEND</text:p>
          </table:table-cell>
          <table:table-cell office:value-type="string">
            <text:p>VIANY</text:p>
          </table:table-cell>
          <table:table-cell office:value-type="string">
            <text:p>SENDERO</text:p>
          </table:table-cell>
        </table:table-row>
        <table:table-row table:style-name="ro1">
          <table:table-cell office:value-type="string">
            <text:p>SENDA</text:p>
          </table:table-cell>
          <table:table-cell office:value-type="string">
            <text:p>CRROL</text:p>
          </table:table-cell>
          <table:table-cell office:value-type="string">
            <text:p>SENDA</text:p>
          </table:table-cell>
        </table:table-row>
        <table:table-row table:style-name="ro1">
          <table:table-cell office:value-type="string">
            <text:p>SENDA</text:p>
          </table:table-cell>
          <table:table-cell office:value-type="string">
            <text:p>SEDER</text:p>
          </table:table-cell>
          <table:table-cell office:value-type="string">
            <text:p>SENDA</text:p>
          </table:table-cell>
        </table:table-row>
        <table:table-row table:style-name="ro1">
          <table:table-cell table:number-columns-repeated="3" office:value-type="string">
            <text:p>SENDA</text:p>
          </table:table-cell>
        </table:table-row>
        <table:table-row table:style-name="ro1">
          <table:table-cell table:number-columns-repeated="2" office:value-type="string">
            <text:p>SVTIA</text:p>
          </table:table-cell>
          <table:table-cell office:value-type="string">
            <text:p>SERVENTIA</text:p>
          </table:table-cell>
        </table:table-row>
        <table:table-row table:style-name="ro1">
          <table:table-cell office:value-type="string">
            <text:p>SVTIA</text:p>
          </table:table-cell>
          <table:table-cell office:value-type="string">
            <text:p>CMNO</text:p>
          </table:table-cell>
          <table:table-cell office:value-type="string">
            <text:p>SERVENTIA</text:p>
          </table:table-cell>
        </table:table-row>
        <table:table-row table:style-name="ro1">
          <table:table-cell office:value-type="string">
            <text:p>TALDE</text:p>
          </table:table-cell>
          <table:table-cell office:value-type="string">
            <text:p>ETXAD</text:p>
          </table:table-cell>
          <table:table-cell office:value-type="string">
            <text:p>TALDE</text:p>
          </table:table-cell>
        </table:table-row>
        <table:table-row table:style-name="ro1">
          <table:table-cell office:value-type="string">
            <text:p>TALDE</text:p>
          </table:table-cell>
          <table:table-cell office:value-type="string">
            <text:p>GRUP</text:p>
          </table:table-cell>
          <table:table-cell office:value-type="string">
            <text:p>TALDE</text:p>
          </table:table-cell>
        </table:table-row>
        <table:table-row table:style-name="ro1">
          <table:table-cell office:value-type="string">
            <text:p>TALDE</text:p>
          </table:table-cell>
          <table:table-cell office:value-type="string">
            <text:p>GRUPO</text:p>
          </table:table-cell>
          <table:table-cell office:value-type="string">
            <text:p>TALDE</text:p>
          </table:table-cell>
        </table:table-row>
        <table:table-row table:style-name="ro1">
          <table:table-cell table:number-columns-repeated="3" office:value-type="string">
            <text:p>TALDE</text:p>
          </table:table-cell>
        </table:table-row>
        <table:table-row table:style-name="ro1">
          <table:table-cell office:value-type="string">
            <text:p>TOKI</text:p>
          </table:table-cell>
          <table:table-cell office:value-type="string">
            <text:p>PRAGE</text:p>
          </table:table-cell>
          <table:table-cell office:value-type="string">
            <text:p>TOKI</text:p>
          </table:table-cell>
        </table:table-row>
        <table:table-row table:style-name="ro1">
          <table:table-cell office:value-type="string">
            <text:p>TOKI</text:p>
          </table:table-cell>
          <table:table-cell office:value-type="string">
            <text:p>PRAJE</text:p>
          </table:table-cell>
          <table:table-cell office:value-type="string">
            <text:p>TOKI</text:p>
          </table:table-cell>
        </table:table-row>
        <table:table-row table:style-name="ro1">
          <table:table-cell office:value-type="string">
            <text:p>TOKI</text:p>
          </table:table-cell>
          <table:table-cell office:value-type="string">
            <text:p>PSAXE</text:p>
          </table:table-cell>
          <table:table-cell office:value-type="string">
            <text:p>TOKI</text:p>
          </table:table-cell>
        </table:table-row>
        <table:table-row table:style-name="ro1">
          <table:table-cell table:number-columns-repeated="3" office:value-type="string">
            <text:p>TOKI</text:p>
          </table:table-cell>
        </table:table-row>
        <table:table-row table:style-name="ro1">
          <table:table-cell table:number-columns-repeated="2" office:value-type="string">
            <text:p>TRANS</text:p>
          </table:table-cell>
          <table:table-cell office:value-type="string">
            <text:p>TRANSITO</text:p>
          </table:table-cell>
        </table:table-row>
        <table:table-row table:style-name="ro1">
          <table:table-cell office:value-type="string">
            <text:p>TRAS</text:p>
          </table:table-cell>
          <table:table-cell office:value-type="string">
            <text:p>ETXAT</text:p>
          </table:table-cell>
          <table:table-cell office:value-type="string">
            <text:p>TRASERA</text:p>
          </table:table-cell>
        </table:table-row>
        <table:table-row table:style-name="ro1">
          <table:table-cell table:number-columns-repeated="2" office:value-type="string">
            <text:p>TRAS</text:p>
          </table:table-cell>
          <table:table-cell office:value-type="string">
            <text:p>TRASERA</text:p>
          </table:table-cell>
        </table:table-row>
        <table:table-row table:style-name="ro1">
          <table:table-cell table:number-columns-repeated="2" office:value-type="string">
            <text:p>TRAS</text:p>
          </table:table-cell>
          <table:table-cell office:value-type="string">
            <text:p>TRASERA</text:p>
          </table:table-cell>
        </table:table-row>
        <table:table-row table:style-name="ro1">
          <table:table-cell office:value-type="string">
            <text:p>TRAS</text:p>
          </table:table-cell>
          <table:table-cell office:value-type="string">
            <text:p>ETXAT</text:p>
          </table:table-cell>
          <table:table-cell office:value-type="string">
            <text:p>TRASEIRA</text:p>
          </table:table-cell>
        </table:table-row>
        <table:table-row table:style-name="ro1">
          <table:table-cell table:number-columns-repeated="2" office:value-type="string">
            <text:p>TRAS</text:p>
          </table:table-cell>
          <table:table-cell office:value-type="string">
            <text:p>TRASEIRA</text:p>
          </table:table-cell>
        </table:table-row>
        <table:table-row table:style-name="ro1">
          <table:table-cell table:number-columns-repeated="2" office:value-type="string">
            <text:p>TRAS</text:p>
          </table:table-cell>
          <table:table-cell office:value-type="string">
            <text:p>TRASEIRA</text:p>
          </table:table-cell>
        </table:table-row>
        <table:table-row table:style-name="ro1">
          <table:table-cell table:number-columns-repeated="2" office:value-type="string">
            <text:p>TRAV</text:p>
          </table:table-cell>
          <table:table-cell office:value-type="string">
            <text:p>TRAVESSERA</text:p>
          </table:table-cell>
        </table:table-row>
        <table:table-row table:style-name="ro1">
          <table:table-cell office:value-type="string">
            <text:p>TRAV</text:p>
          </table:table-cell>
          <table:table-cell office:value-type="string">
            <text:p>TRSSI</text:p>
          </table:table-cell>
          <table:table-cell office:value-type="string">
            <text:p>TRAVESSERA</text:p>
          </table:table-cell>
        </table:table-row>
        <table:table-row table:style-name="ro1">
          <table:table-cell office:value-type="string">
            <text:p>TRAV</text:p>
          </table:table-cell>
          <table:table-cell office:value-type="string">
            <text:p>TRVA</text:p>
          </table:table-cell>
          <table:table-cell office:value-type="string">
            <text:p>TRAVESSERA</text:p>
          </table:table-cell>
        </table:table-row>
        <table:table-row table:style-name="ro1">
          <table:table-cell office:value-type="string">
            <text:p>TRAV</text:p>
          </table:table-cell>
          <table:table-cell office:value-type="string">
            <text:p>TRVSA</text:p>
          </table:table-cell>
          <table:table-cell office:value-type="string">
            <text:p>TRAVESSERA</text:p>
          </table:table-cell>
        </table:table-row>
        <table:table-row table:style-name="ro1">
          <table:table-cell table:number-columns-repeated="2" office:value-type="string">
            <text:p>TRRNT</text:p>
          </table:table-cell>
          <table:table-cell office:value-type="string">
            <text:p>TORRENT</text:p>
          </table:table-cell>
        </table:table-row>
        <table:table-row table:style-name="ro1">
          <table:table-cell office:value-type="string">
            <text:p>TRSSI</text:p>
          </table:table-cell>
          <table:table-cell office:value-type="string">
            <text:p>TRAV</text:p>
          </table:table-cell>
          <table:table-cell office:value-type="string">
            <text:p>TRAVESSIA</text:p>
          </table:table-cell>
        </table:table-row>
        <table:table-row table:style-name="ro1">
          <table:table-cell table:number-columns-repeated="2" office:value-type="string">
            <text:p>TRSSI</text:p>
          </table:table-cell>
          <table:table-cell office:value-type="string">
            <text:p>TRAVESSIA</text:p>
          </table:table-cell>
        </table:table-row>
        <table:table-row table:style-name="ro1">
          <table:table-cell office:value-type="string">
            <text:p>TRSSI</text:p>
          </table:table-cell>
          <table:table-cell office:value-type="string">
            <text:p>TRVA</text:p>
          </table:table-cell>
          <table:table-cell office:value-type="string">
            <text:p>TRAVESSIA</text:p>
          </table:table-cell>
        </table:table-row>
        <table:table-row table:style-name="ro1">
          <table:table-cell office:value-type="string">
            <text:p>TRSSI</text:p>
          </table:table-cell>
          <table:table-cell office:value-type="string">
            <text:p>TRVSA</text:p>
          </table:table-cell>
          <table:table-cell office:value-type="string">
            <text:p>TRAVESSERA</text:p>
          </table:table-cell>
        </table:table-row>
        <table:table-row table:style-name="ro1">
          <table:table-cell office:value-type="string">
            <text:p>TRVA</text:p>
          </table:table-cell>
          <table:table-cell office:value-type="string">
            <text:p>TRAV</text:p>
          </table:table-cell>
          <table:table-cell office:value-type="string">
            <text:p>TRAVESIA</text:p>
          </table:table-cell>
        </table:table-row>
        <table:table-row table:style-name="ro1">
          <table:table-cell office:value-type="string">
            <text:p>TRVA</text:p>
          </table:table-cell>
          <table:table-cell office:value-type="string">
            <text:p>TRSSI</text:p>
          </table:table-cell>
          <table:table-cell office:value-type="string">
            <text:p>TRAVESIA</text:p>
          </table:table-cell>
        </table:table-row>
        <table:table-row table:style-name="ro1">
          <table:table-cell table:number-columns-repeated="2" office:value-type="string">
            <text:p>TRVA</text:p>
          </table:table-cell>
          <table:table-cell office:value-type="string">
            <text:p>TRAVESIA</text:p>
          </table:table-cell>
        </table:table-row>
        <table:table-row table:style-name="ro1">
          <table:table-cell table:number-columns-repeated="2" office:value-type="string">
            <text:p>TRVAL</text:p>
          </table:table-cell>
          <table:table-cell office:value-type="string">
            <text:p>TRANSVERSAL</text:p>
          </table:table-cell>
        </table:table-row>
        <table:table-row table:style-name="ro1">
          <table:table-cell table:number-columns-repeated="2" office:value-type="string">
            <text:p>TRVSA</text:p>
          </table:table-cell>
          <table:table-cell office:value-type="string">
            <text:p>TRAVESA</text:p>
          </table:table-cell>
        </table:table-row>
        <table:table-row table:style-name="ro1">
          <table:table-cell office:value-type="string">
            <text:p>TRVSA</text:p>
          </table:table-cell>
          <table:table-cell office:value-type="string">
            <text:p>TRAV</text:p>
          </table:table-cell>
          <table:table-cell office:value-type="string">
            <text:p>TRAVESA</text:p>
          </table:table-cell>
        </table:table-row>
        <table:table-row table:style-name="ro1">
          <table:table-cell office:value-type="string">
            <text:p>TRVSA</text:p>
          </table:table-cell>
          <table:table-cell office:value-type="string">
            <text:p>TRSSI</text:p>
          </table:table-cell>
          <table:table-cell office:value-type="string">
            <text:p>TRAVESA</text:p>
          </table:table-cell>
        </table:table-row>
        <table:table-row table:style-name="ro1">
          <table:table-cell table:number-columns-repeated="3" office:value-type="string">
            <text:p>TUNEL</text:p>
          </table:table-cell>
        </table:table-row>
        <table:table-row table:style-name="ro1">
          <table:table-cell table:number-columns-repeated="2" office:value-type="string">
            <text:p>URB</text:p>
          </table:table-cell>
          <table:table-cell office:value-type="string">
            <text:p>URBANIZACION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URBAT</text:p>
          </table:table-cell>
          <table:table-cell office:value-type="string">
            <text:p>URBANIZACION</text:p>
          </table:table-cell>
        </table:table-row>
        <table:table-row table:style-name="ro1">
          <table:table-cell office:value-type="string">
            <text:p>URB</text:p>
          </table:table-cell>
          <table:table-cell office:value-type="string">
            <text:p>URBAZ</text:p>
          </table:table-cell>
          <table:table-cell office:value-type="string">
            <text:p>URBANIZACION</text:p>
          </table:table-cell>
        </table:table-row>
        <table:table-row table:style-name="ro1">
          <table:table-cell office:value-type="string">
            <text:p>URBAT</text:p>
          </table:table-cell>
          <table:table-cell office:value-type="string">
            <text:p>URB</text:p>
          </table:table-cell>
          <table:table-cell office:value-type="string">
            <text:p>URBANITZACIO</text:p>
          </table:table-cell>
        </table:table-row>
        <table:table-row table:style-name="ro1">
          <table:table-cell table:number-columns-repeated="2" office:value-type="string">
            <text:p>URBAT</text:p>
          </table:table-cell>
          <table:table-cell office:value-type="string">
            <text:p>URBANITZACIO</text:p>
          </table:table-cell>
        </table:table-row>
        <table:table-row table:style-name="ro1">
          <table:table-cell office:value-type="string">
            <text:p>URBAT</text:p>
          </table:table-cell>
          <table:table-cell office:value-type="string">
            <text:p>URBAZ</text:p>
          </table:table-cell>
          <table:table-cell office:value-type="string">
            <text:p>URBANITZACIO</text:p>
          </table:table-cell>
        </table:table-row>
        <table:table-row table:style-name="ro1">
          <table:table-cell office:value-type="string">
            <text:p>URBAZ</text:p>
          </table:table-cell>
          <table:table-cell office:value-type="string">
            <text:p>URB</text:p>
          </table:table-cell>
          <table:table-cell office:value-type="string">
            <text:p>URBANIZAZIO</text:p>
          </table:table-cell>
        </table:table-row>
        <table:table-row table:style-name="ro1">
          <table:table-cell office:value-type="string">
            <text:p>URBAZ</text:p>
          </table:table-cell>
          <table:table-cell office:value-type="string">
            <text:p>URBAT</text:p>
          </table:table-cell>
          <table:table-cell office:value-type="string">
            <text:p>URBANIZAZIO</text:p>
          </table:table-cell>
        </table:table-row>
        <table:table-row table:style-name="ro1">
          <table:table-cell table:number-columns-repeated="2" office:value-type="string">
            <text:p>URBAZ</text:p>
          </table:table-cell>
          <table:table-cell office:value-type="string">
            <text:p>URBANIZAZIO</text:p>
          </table:table-cell>
        </table:table-row>
        <table:table-row table:style-name="ro1">
          <table:table-cell table:number-columns-repeated="3" office:value-type="string">
            <text:p>VALLE</text:p>
          </table:table-cell>
        </table:table-row>
        <table:table-row table:style-name="ro1">
          <table:table-cell table:number-columns-repeated="2" office:value-type="string">
            <text:p>VCTO</text:p>
          </table:table-cell>
          <table:table-cell office:value-type="string">
            <text:p>VIADUCTO</text:p>
          </table:table-cell>
        </table:table-row>
        <table:table-row table:style-name="ro1">
          <table:table-cell office:value-type="string">
            <text:p>VEGA</text:p>
          </table:table-cell>
          <table:table-cell office:value-type="string">
            <text:p>ERRIB</text:p>
          </table:table-cell>
          <table:table-cell office:value-type="string">
            <text:p>VEGA</text:p>
          </table:table-cell>
        </table:table-row>
        <table:table-row table:style-name="ro1">
          <table:table-cell table:number-columns-repeated="3" office:value-type="string">
            <text:p>VEGA</text:p>
          </table:table-cell>
        </table:table-row>
        <table:table-row table:style-name="ro1">
          <table:table-cell table:number-columns-repeated="2" office:value-type="string">
            <text:p>VENAT</text:p>
          </table:table-cell>
          <table:table-cell office:value-type="string">
            <text:p>VEINAT</text:p>
          </table:table-cell>
        </table:table-row>
        <table:table-row table:style-name="ro1">
          <table:table-cell table:number-columns-repeated="2" office:value-type="string">
            <text:p>VENLA</text:p>
          </table:table-cell>
          <table:table-cell office:value-type="string">
            <text:p>VENELA</text:p>
          </table:table-cell>
        </table:table-row>
        <table:table-row table:style-name="ro1">
          <table:table-cell office:value-type="string">
            <text:p>VIA</text:p>
          </table:table-cell>
          <table:table-cell office:value-type="string">
            <text:p>BIDE</text:p>
          </table:table-cell>
          <table:table-cell office:value-type="string">
            <text:p>VIA</text:p>
          </table:table-cell>
        </table:table-row>
        <table:table-row table:style-name="ro1">
          <table:table-cell table:number-columns-repeated="3" office:value-type="string">
            <text:p>VIA</text:p>
          </table:table-cell>
        </table:table-row>
        <table:table-row table:style-name="ro1">
          <table:table-cell table:number-columns-repeated="3" office:value-type="string">
            <text:p>VIAL</text:p>
          </table:table-cell>
        </table:table-row>
        <table:table-row table:style-name="ro1">
          <table:table-cell office:value-type="string">
            <text:p>VIANY</text:p>
          </table:table-cell>
          <table:table-cell office:value-type="string">
            <text:p>SEND</text:p>
          </table:table-cell>
          <table:table-cell office:value-type="string">
            <text:p>VIARANY</text:p>
          </table:table-cell>
        </table:table-row>
        <table:table-row table:style-name="ro1">
          <table:table-cell table:number-columns-repeated="2" office:value-type="string">
            <text:p>VIANY</text:p>
          </table:table-cell>
          <table:table-cell office:value-type="string">
            <text:p>VIARANY</text:p>
          </table:table-cell>
        </table:table-row>
        <table:table-row table:style-name="ro1">
          <table:table-cell table:number-columns-repeated="2" office:value-type="string">
            <text:p>VREDA</text:p>
          </table:table-cell>
          <table:table-cell office:value-type="string">
            <text:p>VEREDA</text:p>
          </table:table-cell>
        </table:table-row>
        <table:table-row table:style-name="ro1">
          <table:table-cell office:value-type="string">
            <text:p>XDIN</text:p>
          </table:table-cell>
          <table:table-cell office:value-type="string">
            <text:p>JDIN</text:p>
          </table:table-cell>
          <table:table-cell office:value-type="string">
            <text:p>XARDIN</text:p>
          </table:table-cell>
        </table:table-row>
        <table:table-row table:style-name="ro1">
          <table:table-cell office:value-type="string">
            <text:p>XDIN</text:p>
          </table:table-cell>
          <table:table-cell office:value-type="string">
            <text:p>LORAK</text:p>
          </table:table-cell>
          <table:table-cell office:value-type="string">
            <text:p>XARDIN</text:p>
          </table:table-cell>
        </table:table-row>
        <table:table-row table:style-name="ro1">
          <table:table-cell office:value-type="string">
            <text:p>XDIN</text:p>
          </table:table-cell>
          <table:table-cell office:value-type="string">
            <text:p>LORAT</text:p>
          </table:table-cell>
          <table:table-cell office:value-type="string">
            <text:p>XARDIN</text:p>
          </table:table-cell>
        </table:table-row>
        <table:table-row table:style-name="ro1">
          <table:table-cell table:number-columns-repeated="2" office:value-type="string">
            <text:p>XDIN</text:p>
          </table:table-cell>
          <table:table-cell office:value-type="string">
            <text:p>XARDIN</text:p>
          </table:table-cell>
        </table:table-row>
        <table:table-row table:style-name="ro1">
          <table:table-cell table:number-columns-repeated="2" office:value-type="string">
            <text:p>ZEHAR</text:p>
          </table:table-cell>
          <table:table-cell office:value-type="string">
            <text:p>ZEARKALETA</text:p>
          </table:table-cell>
        </table:table-row>
        <table:table-row table:style-name="ro1">
          <table:table-cell table:number-columns-repeated="3" office:value-type="string">
            <text:p>ZONA</text:p>
          </table:table-cell>
        </table:table-row>
        <table:table-row table:style-name="ro1">
          <table:table-cell table:number-columns-repeated="3" office:value-type="string">
            <text:p>ZUBI</text:p>
          </table:table-cell>
        </table:table-row>
        <table:table-row table:style-name="ro1">
          <table:table-cell office:value-type="string">
            <text:p>ZUHAI</text:p>
          </table:table-cell>
          <table:table-cell office:value-type="string">
            <text:p>ARB</text:p>
          </table:table-cell>
          <table:table-cell office:value-type="string">
            <text:p>ZUHAIZTI</text:p>
          </table:table-cell>
        </table:table-row>
        <table:table-row table:style-name="ro1">
          <table:table-cell table:number-columns-repeated="2" office:value-type="string">
            <text:p>ZUHAI</text:p>
          </table:table-cell>
          <table:table-cell office:value-type="string">
            <text:p>ZUHAIZTI</text:p>
          </table:table-cell>
        </table:table-row>
        <table:table-row table:style-name="ro1">
          <table:table-cell office:value-type="string">
            <text:p>ZUMAR</text:p>
          </table:table-cell>
          <table:table-cell office:value-type="string">
            <text:p>ALAM</text:p>
          </table:table-cell>
          <table:table-cell office:value-type="string">
            <text:p>ZUMARDI</text:p>
          </table:table-cell>
        </table:table-row>
        <table:table-row table:style-name="ro1">
          <table:table-cell table:number-columns-repeated="2" office:value-type="string">
            <text:p>ZUMAR</text:p>
          </table:table-cell>
          <table:table-cell office:value-type="string">
            <text:p>ZUMARD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11/04/2014</text:date>, <text:time>19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36" meta:object-count="0"/>
    <meta:generator>OpenOffice/4.0.1$Win32 OpenOffice.org_project/401m5$Build-9714</meta:generator>
  </office:meta>
</office:document-meta>
</file>